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RAW</text:p>
          </table:table-cell>
          <table:table-cell office:value-type="string">
            <text:p>NS_VERSION</text:p>
          </table:table-cell>
          <table:table-cell office:value-type="string">
            <text:p>LOKI_VERSION</text:p>
          </table:table-cell>
        </table:table-row>
        <table:table-row table:style-name="ro1">
          <table:table-cell table:number-columns-repeated="2" office:value-type="string">
            <text:p>Daniel M Duffy</text:p>
          </table:table-cell>
          <table:table-cell office:value-type="string">
            <text:p>Daniel M. Duffy</text:p>
          </table:table-cell>
        </table:table-row>
        <table:table-row table:style-name="ro1">
          <table:table-cell office:value-type="string">
            <text:p>HOPE S GOODRIDGE||LANCE J GOODRIDGE</text:p>
          </table:table-cell>
          <table:table-cell office:value-type="string">
            <text:p>Hope S Goodridge and Lance J Goodridge</text:p>
          </table:table-cell>
          <table:table-cell office:value-type="string">
            <text:p>Hope S. and Lance J. Goodridge</text:p>
          </table:table-cell>
        </table:table-row>
        <table:table-row table:style-name="ro1">
          <table:table-cell office:value-type="string">
            <text:p>ROBERT L SCHULTZ</text:p>
          </table:table-cell>
          <table:table-cell office:value-type="string">
            <text:p>Robert L Schultz</text:p>
          </table:table-cell>
          <table:table-cell office:value-type="string">
            <text:p>Robert L. Schultz</text:p>
          </table:table-cell>
        </table:table-row>
        <table:table-row table:style-name="ro1">
          <table:table-cell office:value-type="string">
            <text:p>R MASTRONI DEVELOPMENT LLC</text:p>
          </table:table-cell>
          <table:table-cell office:value-type="string">
            <text:p>R Mastroni Development Llc</text:p>
          </table:table-cell>
          <table:table-cell office:value-type="string">
            <text:p>R Mastroni Development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ESLIE M LINDY</text:p>
          </table:table-cell>
          <table:table-cell office:value-type="string">
            <text:p>Leslie M Lindy</text:p>
          </table:table-cell>
          <table:table-cell office:value-type="string">
            <text:p>Leslie M. Lindy</text:p>
          </table:table-cell>
        </table:table-row>
        <table:table-row table:style-name="ro1">
          <table:table-cell office:value-type="string">
            <text:p>LAWRENCE P REED TR||REED REVOCABLE TRUST</text:p>
          </table:table-cell>
          <table:table-cell office:value-type="string">
            <text:p>Lawrence P Reed (Trust) and Reed (Revocable Trust)</text:p>
          </table:table-cell>
          <table:table-cell office:value-type="string">
            <text:p>Lawrence P. Reed (trust) and Reed Revocable Trust</text:p>
          </table:table-cell>
        </table:table-row>
        <table:table-row table:style-name="ro1">
          <table:table-cell office:value-type="string">
            <text:p>CRAIG MITTLEMAN||KELLY MITTLEMAN</text:p>
          </table:table-cell>
          <table:table-cell office:value-type="string">
            <text:p>Mittleman Craig and Mittleman Kelly</text:p>
          </table:table-cell>
          <table:table-cell office:value-type="string">
            <text:p>Craig and Kelly Mittleman</text:p>
          </table:table-cell>
        </table:table-row>
        <table:table-row table:style-name="ro1">
          <table:table-cell office:value-type="string">
            <text:p>BERNICE J MEHLMAN||PETER W MEHLMAN</text:p>
          </table:table-cell>
          <table:table-cell office:value-type="string">
            <text:p>Bernice J Mehlman and Peter W Mehlman</text:p>
          </table:table-cell>
          <table:table-cell office:value-type="string">
            <text:p>Bernice J. and Peter W. Mehlman</text:p>
          </table:table-cell>
        </table:table-row>
        <table:table-row table:style-name="ro1">
          <table:table-cell office:value-type="string">
            <text:p>CAROL A DVORSKY||EDWARD A DVORSKY</text:p>
          </table:table-cell>
          <table:table-cell office:value-type="string">
            <text:p>Carol A Dvorsky and Edward A Dvorsky</text:p>
          </table:table-cell>
          <table:table-cell office:value-type="string">
            <text:p>Carol A. and Edward A. Dvorsky</text:p>
          </table:table-cell>
        </table:table-row>
        <table:table-row table:style-name="ro1">
          <table:table-cell office:value-type="string">
            <text:p>RICHARD C ROCKWELL||MILDRED S ROCKWELL</text:p>
          </table:table-cell>
          <table:table-cell office:value-type="string">
            <text:p>Richard C Rockwell and Mildred S Rockwell</text:p>
          </table:table-cell>
          <table:table-cell office:value-type="string">
            <text:p>Richard C. and Mildred S. Rockwell</text:p>
          </table:table-cell>
        </table:table-row>
        <table:table-row table:style-name="ro1">
          <table:table-cell office:value-type="string">
            <text:p>CARA LEIGH GILLESPIE</text:p>
          </table:table-cell>
          <table:table-cell office:value-type="string">
            <text:p>Leigh Gillespie Cara</text:p>
          </table:table-cell>
          <table:table-cell office:value-type="string">
            <text:p>Cara Leigh Gillespi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HOMAS S KAUFMAN</text:p>
          </table:table-cell>
          <table:table-cell office:value-type="string">
            <text:p>Thomas S Kaufman</text:p>
          </table:table-cell>
          <table:table-cell office:value-type="string">
            <text:p>Thomas S. Kaufman</text:p>
          </table:table-cell>
        </table:table-row>
        <table:table-row table:style-name="ro1">
          <table:table-cell office:value-type="string">
            <text:p>JENNIFER J AYLES||KENNETH G AYLES</text:p>
          </table:table-cell>
          <table:table-cell office:value-type="string">
            <text:p>Jennifer J Ayles and Kenneth G Ayles</text:p>
          </table:table-cell>
          <table:table-cell office:value-type="string">
            <text:p>Jennifer J. and Kenneth G. Ayles</text:p>
          </table:table-cell>
        </table:table-row>
        <table:table-row table:style-name="ro1">
          <table:table-cell office:value-type="string">
            <text:p>MARTIN L SIDWELL||FELICITY M SIDWELL</text:p>
          </table:table-cell>
          <table:table-cell office:value-type="string">
            <text:p>Martin L Sidwell and Felicity M Sidwell</text:p>
          </table:table-cell>
          <table:table-cell office:value-type="string">
            <text:p>Martin L. and Felicity M. Sidwell</text:p>
          </table:table-cell>
        </table:table-row>
        <table:table-row table:style-name="ro1">
          <table:table-cell office:value-type="string">
            <text:p>WILLIAM PIERAGOSTINI CUSTOM BUILDERS INC</text:p>
          </table:table-cell>
          <table:table-cell office:value-type="string">
            <text:p>William Pieragostini Custom Builders Inc</text:p>
          </table:table-cell>
          <table:table-cell office:value-type="string">
            <text:p>William Pieragostini Custom Builders Inc.</text:p>
          </table:table-cell>
        </table:table-row>
        <table:table-row table:style-name="ro1">
          <table:table-cell office:value-type="string">
            <text:p>BRIAN D BONAMICO||NANCY H BONAMICO</text:p>
          </table:table-cell>
          <table:table-cell office:value-type="string">
            <text:p>Brian D Bonamico and Nancy H Bonamico</text:p>
          </table:table-cell>
          <table:table-cell office:value-type="string">
            <text:p>Brian D. and Nancy H. Bonamico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UNDE Z CSEH||GEORGE K KRIZAN</text:p>
          </table:table-cell>
          <table:table-cell office:value-type="string">
            <text:p>Tunde Z Cseh and George K Krizan</text:p>
          </table:table-cell>
          <table:table-cell office:value-type="string">
            <text:p>Tunde Z. Cseh and George K. Krizan</text:p>
          </table:table-cell>
        </table:table-row>
        <table:table-row table:style-name="ro1">
          <table:table-cell office:value-type="string">
            <text:p>JEFFREY A BERNSTEIN||KARLA W BERNSTEIN||DONALD LEAVITT</text:p>
          </table:table-cell>
          <table:table-cell office:value-type="string">
            <text:p>Jeffrey A Bernstein, Karla W Bernstein and Leavitt Donald</text:p>
          </table:table-cell>
          <table:table-cell office:value-type="string">
            <text:p>Jeffrey A. and Karla W. Bernstein and Donald Leavit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ENNETH M GRONHOLM||MARY JEANNE E GRONHOLM</text:p>
          </table:table-cell>
          <table:table-cell office:value-type="string">
            <text:p>Kenneth M Gronholm and Jeanne E Gronholm Mary</text:p>
          </table:table-cell>
          <table:table-cell office:value-type="string">
            <text:p>Kenneth M. and Mary Jeanne E. Gronholm</text:p>
          </table:table-cell>
        </table:table-row>
        <table:table-row table:style-name="ro1">
          <table:table-cell office:value-type="string">
            <text:p>CRAIG SIGOVICH</text:p>
          </table:table-cell>
          <table:table-cell office:value-type="string">
            <text:p>Sigovich Craig</text:p>
          </table:table-cell>
          <table:table-cell office:value-type="string">
            <text:p>Craig Sigovic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EMUEL G JOHNSON JR||SHIRLEY T JOHNSON</text:p>
          </table:table-cell>
          <table:table-cell office:value-type="string">
            <text:p>Lemuel G Johnson Jr and Shirley T Johnson</text:p>
          </table:table-cell>
          <table:table-cell office:value-type="string">
            <text:p>Lemuel G. Johnson Jr. and Shirley T. Johnson</text:p>
          </table:table-cell>
        </table:table-row>
        <table:table-row table:style-name="ro1">
          <table:table-cell office:value-type="string">
            <text:p>ARTHUR C BARROW</text:p>
          </table:table-cell>
          <table:table-cell office:value-type="string">
            <text:p>Arthur C Barrow</text:p>
          </table:table-cell>
          <table:table-cell office:value-type="string">
            <text:p>Arthur C. Barrow</text:p>
          </table:table-cell>
        </table:table-row>
        <table:table-row table:style-name="ro1">
          <table:table-cell office:value-type="string">
            <text:p>MARK J BERLINGERI||MARLENE R BERLINGERI</text:p>
          </table:table-cell>
          <table:table-cell office:value-type="string">
            <text:p>Mark J Berlingeri and Marlene R Berlingeri</text:p>
          </table:table-cell>
          <table:table-cell office:value-type="string">
            <text:p>Mark J. and Marlene R. Berlingeri</text:p>
          </table:table-cell>
        </table:table-row>
        <table:table-row table:style-name="ro1">
          <table:table-cell office:value-type="string">
            <text:p>TOLL CT II LTD PRTSHP||TOLL LAND CORP NO 20 GEN PRT</text:p>
          </table:table-cell>
          <table:table-cell office:value-type="string">
            <text:p>Toll Ct Ltd Prtshp II and Toll Land Corp No 20 Gen Prt</text:p>
          </table:table-cell>
          <table:table-cell office:value-type="string">
            <text:p>Toll Ct Ltd Prtshp II and Toll Land Corp. No 20 Gen Prt</text:p>
          </table:table-cell>
        </table:table-row>
        <table:table-row table:style-name="ro1">
          <table:table-cell office:value-type="string">
            <text:p>MARSHALL SINCLAIR BERDAN TR||BETTY B MCALLISTER REVOCABLE TRUST</text:p>
          </table:table-cell>
          <table:table-cell office:value-type="string">
            <text:p>Sinclair Berdan Marshall (Trust) and Betty B McAllister (Revocable Trust)</text:p>
          </table:table-cell>
          <table:table-cell office:value-type="string">
            <text:p>Marshall Sinclair Berdan (trust) and Betty B. McAllister Revocable Trust</text:p>
          </table:table-cell>
        </table:table-row>
        <table:table-row table:style-name="ro1">
          <table:table-cell office:value-type="string">
            <text:p>ROGER MUELLER||THERESA MUELLER</text:p>
          </table:table-cell>
          <table:table-cell office:value-type="string">
            <text:p>Mueller Roger and Mueller Theresa</text:p>
          </table:table-cell>
          <table:table-cell office:value-type="string">
            <text:p>Roger and Theresa Mueller</text:p>
          </table:table-cell>
        </table:table-row>
        <table:table-row table:style-name="ro1">
          <table:table-cell office:value-type="string">
            <text:p>JENNIFER R DEEGAN||MICHAEL J DEEGAN</text:p>
          </table:table-cell>
          <table:table-cell office:value-type="string">
            <text:p>Jennifer R Deegan and Michael J Deegan</text:p>
          </table:table-cell>
          <table:table-cell office:value-type="string">
            <text:p>Jennifer R. and Michael J. Deegan</text:p>
          </table:table-cell>
        </table:table-row>
        <table:table-row table:style-name="ro1">
          <table:table-cell office:value-type="string">
            <text:p>LARRY L BINGAMAN||MARTHA J BINGAMAN</text:p>
          </table:table-cell>
          <table:table-cell office:value-type="string">
            <text:p>Larry L Bingaman and Martha J Bingaman</text:p>
          </table:table-cell>
          <table:table-cell office:value-type="string">
            <text:p>Larry L. and Martha J. Bingama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ELOCATION ADVANTAGE LLC</text:p>
          </table:table-cell>
          <table:table-cell office:value-type="string">
            <text:p>Relocation Advantage Llc</text:p>
          </table:table-cell>
          <table:table-cell office:value-type="string">
            <text:p>Relocation Advantage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ONNIE L PATRICK</text:p>
          </table:table-cell>
          <table:table-cell office:value-type="string">
            <text:p>Connie L Patrick</text:p>
          </table:table-cell>
          <table:table-cell office:value-type="string">
            <text:p>Connie L. Patrick</text:p>
          </table:table-cell>
        </table:table-row>
        <table:table-row table:style-name="ro1">
          <table:table-cell office:value-type="string">
            <text:p>DANIEL A WILHELMY</text:p>
          </table:table-cell>
          <table:table-cell office:value-type="string">
            <text:p>Daniel A Wilhelmy</text:p>
          </table:table-cell>
          <table:table-cell office:value-type="string">
            <text:p>Daniel A. Wilhelm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avid G Markl +</text:p>
          </table:table-cell>
          <table:table-cell office:value-type="string">
            <text:p>David G Markl</text:p>
          </table:table-cell>
          <table:table-cell office:value-type="string">
            <text:p>David G. Markl +</text:p>
          </table:table-cell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</table:table-row>
        <table:table-row table:style-name="ro1">
          <table:table-cell office:value-type="string">
            <text:p>CENDANT MOBILITY FINANCIAL CORP</text:p>
          </table:table-cell>
          <table:table-cell office:value-type="string">
            <text:p>Cendant Mobility Financial Corp</text:p>
          </table:table-cell>
          <table:table-cell office:value-type="string">
            <text:p>Cendant Mobility Financial Corp.</text:p>
          </table:table-cell>
        </table:table-row>
        <table:table-row table:style-name="ro1">
          <table:table-cell office:value-type="string">
            <text:p>ANN MARIE COLLIER||JEFFREY W COLLIER</text:p>
          </table:table-cell>
          <table:table-cell office:value-type="string">
            <text:p>Marie Collier Ann and Jeffrey W Collier</text:p>
          </table:table-cell>
          <table:table-cell office:value-type="string">
            <text:p>Ann Marie and Jeffrey W. Collier</text:p>
          </table:table-cell>
        </table:table-row>
        <table:table-row table:style-name="ro1">
          <table:table-cell office:value-type="string">
            <text:p>BRIAN J MURPHY||LINDA M MURPHY</text:p>
          </table:table-cell>
          <table:table-cell office:value-type="string">
            <text:p>Brian J Murphy and Linda M Murphy</text:p>
          </table:table-cell>
          <table:table-cell office:value-type="string">
            <text:p>Brian J. and Linda M. Murphy</text:p>
          </table:table-cell>
        </table:table-row>
        <table:table-row table:style-name="ro1">
          <table:table-cell office:value-type="string">
            <text:p>Christopher J. Washington and Allison L. Washington Mutual BK FA</text:p>
          </table:table-cell>
          <table:table-cell office:value-type="string">
            <text:p>J Washington and Allison L Christopher Washington Mutual Bank</text:p>
          </table:table-cell>
          <table:table-cell office:value-type="string">
            <text:p>Christopher J. Washington and Allison L. Washington Mutual Bank FA</text:p>
          </table:table-cell>
        </table:table-row>
        <table:table-row table:style-name="ro1">
          <table:table-cell office:value-type="string">
            <text:p>MICHAEL J VOLPE||JAMES M VOLPE JR</text:p>
          </table:table-cell>
          <table:table-cell office:value-type="string">
            <text:p>Michael J Volpe and James M Volpe Jr</text:p>
          </table:table-cell>
          <table:table-cell office:value-type="string">
            <text:p>Michael J. Volpe and James M. Volpe Jr.</text:p>
          </table:table-cell>
        </table:table-row>
        <table:table-row table:style-name="ro1">
          <table:table-cell office:value-type="string">
            <text:p>PAUL L FORTUGNO||CONNIE M FORTUGNO</text:p>
          </table:table-cell>
          <table:table-cell office:value-type="string">
            <text:p>Paul L Fortugno and Connie M Fortugno</text:p>
          </table:table-cell>
          <table:table-cell office:value-type="string">
            <text:p>Paul L. and Connie M. Fortugno</text:p>
          </table:table-cell>
        </table:table-row>
        <table:table-row table:style-name="ro1">
          <table:table-cell office:value-type="string">
            <text:p>CHRISTINE A STEVENS||FORREST L STEVENS</text:p>
          </table:table-cell>
          <table:table-cell office:value-type="string">
            <text:p>Christine A Stevens and Forrest L Stevens</text:p>
          </table:table-cell>
          <table:table-cell office:value-type="string">
            <text:p>Christine A. and Forrest L. Steven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USTATHIOS KARAVITIS</text:p>
          </table:table-cell>
          <table:table-cell office:value-type="string">
            <text:p>Karavitis Eustathios</text:p>
          </table:table-cell>
          <table:table-cell office:value-type="string">
            <text:p>Eustathios Karavitis</text:p>
          </table:table-cell>
        </table:table-row>
        <table:table-row table:style-name="ro1">
          <table:table-cell office:value-type="string">
            <text:p>GEORGE N MAYER||VIVIAN V MAYER</text:p>
          </table:table-cell>
          <table:table-cell office:value-type="string">
            <text:p>George N Mayer and Vivian V Mayer</text:p>
          </table:table-cell>
          <table:table-cell office:value-type="string">
            <text:p>George N. and Vivian V. Maye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URTIS CORP</text:p>
          </table:table-cell>
          <table:table-cell office:value-type="string">
            <text:p>Curtis Corp</text:p>
          </table:table-cell>
          <table:table-cell office:value-type="string">
            <text:p>Curtis Corp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ICHARD R MURDY||AMY A MURDY</text:p>
          </table:table-cell>
          <table:table-cell office:value-type="string">
            <text:p>Richard R Murdy and Amy A Murdy</text:p>
          </table:table-cell>
          <table:table-cell office:value-type="string">
            <text:p>Richard R. and Amy A. Murd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IANE LICATA FKA||DIANE ANGELOVIC-DALY</text:p>
          </table:table-cell>
          <table:table-cell office:value-type="string">
            <text:p>Formerly Known As Licata Diane and Angelovic-Daly Diane</text:p>
          </table:table-cell>
          <table:table-cell office:value-type="string">
            <text:p>Diane Licata Fka and Diane Angelovic-Daly</text:p>
          </table:table-cell>
        </table:table-row>
        <table:table-row table:style-name="ro1">
          <table:table-cell office:value-type="string">
            <text:p>WEDGEWOOD CONSTRUCTION LLC</text:p>
          </table:table-cell>
          <table:table-cell office:value-type="string">
            <text:p>Wedgewood Construction Llc</text:p>
          </table:table-cell>
          <table:table-cell office:value-type="string">
            <text:p>Wedgewood Construction LLC</text:p>
          </table:table-cell>
        </table:table-row>
        <table:table-row table:style-name="ro1">
          <table:table-cell office:value-type="string">
            <text:p>SIRVA RELOCATION LLC</text:p>
          </table:table-cell>
          <table:table-cell office:value-type="string">
            <text:p>Sirva Relocation Llc</text:p>
          </table:table-cell>
          <table:table-cell office:value-type="string">
            <text:p>Sirva Relocation LLC</text:p>
          </table:table-cell>
        </table:table-row>
        <table:table-row table:style-name="ro1">
          <table:table-cell office:value-type="string">
            <text:p>SHIRLEY M CRISI TR||SHIRLEY M CRISI REVOCABLE TRUST</text:p>
          </table:table-cell>
          <table:table-cell office:value-type="string">
            <text:p>Shirley M Crisi (Trust) and Shirley M Crisi (Revocable Trust)</text:p>
          </table:table-cell>
          <table:table-cell office:value-type="string">
            <text:p>Shirley M. Crisi (trust) and Shirley M. Crisi Revocable Trust</text:p>
          </table:table-cell>
        </table:table-row>
        <table:table-row table:style-name="ro1">
          <table:table-cell office:value-type="string">
            <text:p>J PATRICK BOVINO</text:p>
          </table:table-cell>
          <table:table-cell office:value-type="string">
            <text:p>Bovino J Patrick</text:p>
          </table:table-cell>
          <table:table-cell office:value-type="string">
            <text:p>J. Patrick Bovino</text:p>
          </table:table-cell>
        </table:table-row>
        <table:table-row table:style-name="ro1">
          <table:table-cell office:value-type="string">
            <text:p>KARL ERIC FRIEDRICH||MARGHERITA P FRIEDRICH</text:p>
          </table:table-cell>
          <table:table-cell office:value-type="string">
            <text:p>Eric Friedrich Karl and Margherita P Friedrich</text:p>
          </table:table-cell>
          <table:table-cell office:value-type="string">
            <text:p>Karl Eric and Margherita P. Friedric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DWARD ALICEA</text:p>
          </table:table-cell>
          <table:table-cell office:value-type="string">
            <text:p>Alicea Edward</text:p>
          </table:table-cell>
          <table:table-cell office:value-type="string">
            <text:p>Edward Alicea</text:p>
          </table:table-cell>
        </table:table-row>
        <table:table-row table:style-name="ro1">
          <table:table-cell office:value-type="string">
            <text:p>PATRICK M MARINO</text:p>
          </table:table-cell>
          <table:table-cell office:value-type="string">
            <text:p>Patrick M Marino</text:p>
          </table:table-cell>
          <table:table-cell office:value-type="string">
            <text:p>Patrick M. Marino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ITA M MEDVE</text:p>
          </table:table-cell>
          <table:table-cell office:value-type="string">
            <text:p>Rita M Medve</text:p>
          </table:table-cell>
          <table:table-cell office:value-type="string">
            <text:p>Rita M. Medv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OBERTO MARTELL</text:p>
          </table:table-cell>
          <table:table-cell office:value-type="string">
            <text:p>Martell Roberto</text:p>
          </table:table-cell>
          <table:table-cell office:value-type="string">
            <text:p>Roberto Martell</text:p>
          </table:table-cell>
        </table:table-row>
        <table:table-row table:style-name="ro1">
          <table:table-cell office:value-type="string">
            <text:p>WALTER NUDENBERG EST OF</text:p>
          </table:table-cell>
          <table:table-cell office:value-type="string">
            <text:p>Nudenberg Walter (Estate)</text:p>
          </table:table-cell>
          <table:table-cell office:value-type="string">
            <text:p>Walter Nudenberg Est of</text:p>
          </table:table-cell>
        </table:table-row>
        <table:table-row table:style-name="ro1">
          <table:table-cell office:value-type="string">
            <text:p>MARGARET A OULLETTE</text:p>
          </table:table-cell>
          <table:table-cell office:value-type="string">
            <text:p>Margaret A Oullette</text:p>
          </table:table-cell>
          <table:table-cell office:value-type="string">
            <text:p>Margaret A. Oullette</text:p>
          </table:table-cell>
        </table:table-row>
        <table:table-row table:style-name="ro1">
          <table:table-cell office:value-type="string">
            <text:p>VALERIE A GALLO</text:p>
          </table:table-cell>
          <table:table-cell office:value-type="string">
            <text:p>Valerie A Gallo</text:p>
          </table:table-cell>
          <table:table-cell office:value-type="string">
            <text:p>Valerie A. Gallo</text:p>
          </table:table-cell>
        </table:table-row>
        <table:table-row table:style-name="ro1">
          <table:table-cell office:value-type="string">
            <text:p>PATRICK MCAULIFFE||LENORE MCAULIFFE</text:p>
          </table:table-cell>
          <table:table-cell office:value-type="string">
            <text:p>McAuliffe Patrick and McAuliffe Lenore</text:p>
          </table:table-cell>
          <table:table-cell office:value-type="string">
            <text:p>Patrick and Lenore McAuliffe</text:p>
          </table:table-cell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AWSON B BURKE||MARIA BURKE</text:p>
          </table:table-cell>
          <table:table-cell office:value-type="string">
            <text:p>Lawson B Burke and Burke Maria</text:p>
          </table:table-cell>
          <table:table-cell office:value-type="string">
            <text:p>Lawson B. and Maria Burke</text:p>
          </table:table-cell>
        </table:table-row>
        <table:table-row table:style-name="ro1">
          <table:table-cell office:value-type="string">
            <text:p>LEE T WITTMANN</text:p>
          </table:table-cell>
          <table:table-cell office:value-type="string">
            <text:p>Lee T Wittmann</text:p>
          </table:table-cell>
          <table:table-cell office:value-type="string">
            <text:p>Lee T. Wittman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</table:table-row>
        <table:table-row table:style-name="ro1">
          <table:table-cell office:value-type="string">
            <text:p>JAMES E BERNIER</text:p>
          </table:table-cell>
          <table:table-cell office:value-type="string">
            <text:p>James E Bernier</text:p>
          </table:table-cell>
          <table:table-cell office:value-type="string">
            <text:p>James E. Bernier</text:p>
          </table:table-cell>
        </table:table-row>
        <table:table-row table:style-name="ro1">
          <table:table-cell office:value-type="string">
            <text:p>LOUIS E BERGERON JR</text:p>
          </table:table-cell>
          <table:table-cell office:value-type="string">
            <text:p>Louis E Bergeron Jr</text:p>
          </table:table-cell>
          <table:table-cell office:value-type="string">
            <text:p>Louis E. Bergeron Jr.</text:p>
          </table:table-cell>
        </table:table-row>
        <table:table-row table:style-name="ro1">
          <table:table-cell office:value-type="string">
            <text:p>TIMOTHY M KOVACS||AMY L KOVACS</text:p>
          </table:table-cell>
          <table:table-cell office:value-type="string">
            <text:p>Timothy M Kovacs and Amy L Kovacs</text:p>
          </table:table-cell>
          <table:table-cell office:value-type="string">
            <text:p>Timothy M. and Amy L. Kovac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UTHERLAND W G DENLINGER||PATRICIA B DENLINGER</text:p>
          </table:table-cell>
          <table:table-cell office:value-type="string">
            <text:p>W G Denlinger Sutherland and Patricia B Denlinger</text:p>
          </table:table-cell>
          <table:table-cell office:value-type="string">
            <text:p>Sutherland W. G. and Patricia B. Denlinger</text:p>
          </table:table-cell>
        </table:table-row>
        <table:table-row table:style-name="ro1">
          <table:table-cell office:value-type="string">
            <text:p>APRIL R HANNA</text:p>
          </table:table-cell>
          <table:table-cell office:value-type="string">
            <text:p>April R Hanna</text:p>
          </table:table-cell>
          <table:table-cell office:value-type="string">
            <text:p>April R. Hanna</text:p>
          </table:table-cell>
        </table:table-row>
        <table:table-row table:style-name="ro1">
          <table:table-cell office:value-type="string">
            <text:p>Cecile Benson</text:p>
          </table:table-cell>
          <table:table-cell office:value-type="string">
            <text:p>Benson Cecile</text:p>
          </table:table-cell>
          <table:table-cell office:value-type="string">
            <text:p>Cecile Benson</text:p>
          </table:table-cell>
        </table:table-row>
        <table:table-row table:style-name="ro1">
          <table:table-cell office:value-type="string">
            <text:p>Paul B. Parvis</text:p>
          </table:table-cell>
          <table:table-cell office:value-type="string">
            <text:p>Paul B Parvis</text:p>
          </table:table-cell>
          <table:table-cell office:value-type="string">
            <text:p>Paul B. Parvis</text:p>
          </table:table-cell>
        </table:table-row>
        <table:table-row table:style-name="ro1">
          <table:table-cell office:value-type="string">
            <text:p>CULVER H BOLMER||CULVER H BOLMER PRT||M &amp; S PRTSHP||STANLEY R SEIBERT||STANLEY R SEIBERT PRT</text:p>
          </table:table-cell>
          <table:table-cell office:value-type="string">
            <text:p>Culver H Bolmer, H Bolmer Prt Culver, M and S Prtshp M, Stanley R Seibert and R Seibert Prt Stanley</text:p>
          </table:table-cell>
          <table:table-cell office:value-type="string">
            <text:p>Culver H. Bolmer and Stanley R. Seibert Prt and M. and S. Prtshp</text:p>
          </table:table-cell>
        </table:table-row>
        <table:table-row table:style-name="ro1">
          <table:table-cell office:value-type="string">
            <text:p>H F S NEWTOWN LLC</text:p>
          </table:table-cell>
          <table:table-cell office:value-type="string">
            <text:p>H F S Newtown Llc</text:p>
          </table:table-cell>
          <table:table-cell office:value-type="string">
            <text:p>H F S Newtown LLC</text:p>
          </table:table-cell>
        </table:table-row>
        <table:table-row table:style-name="ro1">
          <table:table-cell office:value-type="string">
            <text:p>EVE ANN STOWELL||MARK E STOWELL</text:p>
          </table:table-cell>
          <table:table-cell office:value-type="string">
            <text:p>Ann Stowell Eve and Mark E Stowell</text:p>
          </table:table-cell>
          <table:table-cell office:value-type="string">
            <text:p>Eve Ann and Mark E. Stowell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LAINE B RATZING</text:p>
          </table:table-cell>
          <table:table-cell office:value-type="string">
            <text:p>Elaine B Ratzing</text:p>
          </table:table-cell>
          <table:table-cell office:value-type="string">
            <text:p>Elaine B. Ratzing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ONALD D MILLER||LORRAINE B MILLER</text:p>
          </table:table-cell>
          <table:table-cell office:value-type="string">
            <text:p>Donald D Miller and Lorraine B Miller</text:p>
          </table:table-cell>
          <table:table-cell office:value-type="string">
            <text:p>Donald D. and Lorraine B. Miller</text:p>
          </table:table-cell>
        </table:table-row>
        <table:table-row table:style-name="ro1">
          <table:table-cell office:value-type="string">
            <text:p>CATHERINE M WILLIAMS</text:p>
          </table:table-cell>
          <table:table-cell office:value-type="string">
            <text:p>Catherine M Williams</text:p>
          </table:table-cell>
          <table:table-cell office:value-type="string">
            <text:p>Catherine M. William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AFFIE ARYEH</text:p>
          </table:table-cell>
          <table:table-cell office:value-type="string">
            <text:p>Aryeh Raffie</text:p>
          </table:table-cell>
          <table:table-cell office:value-type="string">
            <text:p>Raffie Arye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ILLIAM KROHN||ELAINE G KROHN</text:p>
          </table:table-cell>
          <table:table-cell office:value-type="string">
            <text:p>Krohn William and Elaine G Krohn</text:p>
          </table:table-cell>
          <table:table-cell office:value-type="string">
            <text:p>William and Elaine G. Krohn</text:p>
          </table:table-cell>
        </table:table-row>
        <table:table-row table:style-name="ro1">
          <table:table-cell office:value-type="string">
            <text:p>THOMAS W OLIVER III</text:p>
          </table:table-cell>
          <table:table-cell office:value-type="string">
            <text:p>Thomas W Oliver III</text:p>
          </table:table-cell>
          <table:table-cell office:value-type="string">
            <text:p>Thomas W. Oliver III</text:p>
          </table:table-cell>
        </table:table-row>
        <table:table-row table:style-name="ro1">
          <table:table-cell office:value-type="string">
            <text:p>BANK OF NEW YORK TR</text:p>
          </table:table-cell>
          <table:table-cell office:value-type="string">
            <text:p>Bank Of New York Trust</text:p>
          </table:table-cell>
          <table:table-cell office:value-type="string">
            <text:p>Bank of New York (trust)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erceds Santos-Miller</text:p>
          </table:table-cell>
          <table:table-cell office:value-type="string">
            <text:p>Santos-Miller Merceds</text:p>
          </table:table-cell>
          <table:table-cell office:value-type="string">
            <text:p>Merceds Santos-Miller</text:p>
          </table:table-cell>
        </table:table-row>
        <table:table-row table:style-name="ro1">
          <table:table-cell office:value-type="string">
            <text:p>KATHRYN A TAUBERT</text:p>
          </table:table-cell>
          <table:table-cell office:value-type="string">
            <text:p>Kathryn A Taubert</text:p>
          </table:table-cell>
          <table:table-cell office:value-type="string">
            <text:p>Kathryn A. Tauber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HN M VICHIOLA</text:p>
          </table:table-cell>
          <table:table-cell office:value-type="string">
            <text:p>John M Vichiola</text:p>
          </table:table-cell>
          <table:table-cell office:value-type="string">
            <text:p>John M. Vichiola</text:p>
          </table:table-cell>
        </table:table-row>
        <table:table-row table:style-name="ro1">
          <table:table-cell office:value-type="string">
            <text:p>JAMES E KNAPP</text:p>
          </table:table-cell>
          <table:table-cell office:value-type="string">
            <text:p>James E Knapp</text:p>
          </table:table-cell>
          <table:table-cell office:value-type="string">
            <text:p>James E. Knapp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ALE OBRIEN</text:p>
          </table:table-cell>
          <table:table-cell office:value-type="string">
            <text:p>Obrien Dale</text:p>
          </table:table-cell>
          <table:table-cell office:value-type="string">
            <text:p>Dale Obrien</text:p>
          </table:table-cell>
        </table:table-row>
        <table:table-row table:style-name="ro1">
          <table:table-cell office:value-type="string">
            <text:p>Q R E LLC||ROBIK GLANTZ BUILDERS LLC</text:p>
          </table:table-cell>
          <table:table-cell office:value-type="string">
            <text:p>Q R E Llc and Robik Glantz Builders Llc</text:p>
          </table:table-cell>
          <table:table-cell office:value-type="string">
            <text:p>Q R E LLC and Robik Glantz Builders LLC</text:p>
          </table:table-cell>
        </table:table-row>
        <table:table-row table:style-name="ro1">
          <table:table-cell office:value-type="string">
            <text:p>ARTHUR M YORK</text:p>
          </table:table-cell>
          <table:table-cell office:value-type="string">
            <text:p>Arthur M York</text:p>
          </table:table-cell>
          <table:table-cell office:value-type="string">
            <text:p>Arthur M. York</text:p>
          </table:table-cell>
        </table:table-row>
        <table:table-row table:style-name="ro1">
          <table:table-cell office:value-type="string">
            <text:p>ROOSTER RIDGE ASSOCIATES LLC</text:p>
          </table:table-cell>
          <table:table-cell office:value-type="string">
            <text:p>Rooster Ridge Associates Llc</text:p>
          </table:table-cell>
          <table:table-cell office:value-type="string">
            <text:p>Rooster Ridge Associates LLC</text:p>
          </table:table-cell>
        </table:table-row>
        <table:table-row table:style-name="ro1">
          <table:table-cell office:value-type="string">
            <text:p>DAVID ANTHONY GERICS</text:p>
          </table:table-cell>
          <table:table-cell office:value-type="string">
            <text:p>Anthony Gerics David</text:p>
          </table:table-cell>
          <table:table-cell office:value-type="string">
            <text:p>David Anthony Geric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REDERICK A SAMOSKEVICH JR</text:p>
          </table:table-cell>
          <table:table-cell office:value-type="string">
            <text:p>Frederick A Samoskevich Jr</text:p>
          </table:table-cell>
          <table:table-cell office:value-type="string">
            <text:p>Frederick A. Samoskevich Jr.</text:p>
          </table:table-cell>
        </table:table-row>
        <table:table-row table:style-name="ro1">
          <table:table-cell office:value-type="string">
            <text:p>ANDREW C JOHNSON||ELIZABETH H JOHNSON</text:p>
          </table:table-cell>
          <table:table-cell office:value-type="string">
            <text:p>Andrew C Johnson and Elizabeth H Johnson</text:p>
          </table:table-cell>
          <table:table-cell office:value-type="string">
            <text:p>Andrew C. and Elizabeth H. Johnson</text:p>
          </table:table-cell>
        </table:table-row>
        <table:table-row table:style-name="ro1">
          <table:table-cell office:value-type="string">
            <text:p>BRENDON SOUTHARD</text:p>
          </table:table-cell>
          <table:table-cell office:value-type="string">
            <text:p>Southard Brendon</text:p>
          </table:table-cell>
          <table:table-cell office:value-type="string">
            <text:p>Brendon Southard</text:p>
          </table:table-cell>
        </table:table-row>
        <table:table-row table:style-name="ro1">
          <table:table-cell office:value-type="string">
            <text:p>KATHRYN POLACIK</text:p>
          </table:table-cell>
          <table:table-cell office:value-type="string">
            <text:p>Polacik Kathryn</text:p>
          </table:table-cell>
          <table:table-cell office:value-type="string">
            <text:p>Kathryn Polacik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HANE F DREHER||WENDY K DREHER</text:p>
          </table:table-cell>
          <table:table-cell office:value-type="string">
            <text:p>Shane F Dreher and Wendy K Dreher</text:p>
          </table:table-cell>
          <table:table-cell office:value-type="string">
            <text:p>Shane F. and Wendy K. Dreher</text:p>
          </table:table-cell>
        </table:table-row>
        <table:table-row table:style-name="ro1">
          <table:table-cell office:value-type="string">
            <text:p>MICHAEL F KUTKA||ANNE T KUTKA</text:p>
          </table:table-cell>
          <table:table-cell office:value-type="string">
            <text:p>Michael F Kutka and Anne T Kutka</text:p>
          </table:table-cell>
          <table:table-cell office:value-type="string">
            <text:p>Michael F. and Anne T. Kutka</text:p>
          </table:table-cell>
        </table:table-row>
        <table:table-row table:style-name="ro1">
          <table:table-cell office:value-type="string">
            <text:p>NICHOLA S CONROY||THOMAS A CONROY</text:p>
          </table:table-cell>
          <table:table-cell office:value-type="string">
            <text:p>Nichola S Conroy and Thomas A Conroy</text:p>
          </table:table-cell>
          <table:table-cell office:value-type="string">
            <text:p>Nichola S. and Thomas A. Conroy</text:p>
          </table:table-cell>
        </table:table-row>
        <table:table-row table:style-name="ro1">
          <table:table-cell office:value-type="string">
            <text:p>MICHAEL W MATHISON||JULIE A MATHISON</text:p>
          </table:table-cell>
          <table:table-cell office:value-type="string">
            <text:p>Michael W Mathison and Julie A Mathison</text:p>
          </table:table-cell>
          <table:table-cell office:value-type="string">
            <text:p>Michael W. and Julie A. Mathison</text:p>
          </table:table-cell>
        </table:table-row>
        <table:table-row table:style-name="ro1">
          <table:table-cell office:value-type="string">
            <text:p>MAVIS DAVIS HART EST OF</text:p>
          </table:table-cell>
          <table:table-cell office:value-type="string">
            <text:p>Davis Hart Mavis (Estate)</text:p>
          </table:table-cell>
          <table:table-cell office:value-type="string">
            <text:p>Mavis Davis Hart Est of</text:p>
          </table:table-cell>
        </table:table-row>
        <table:table-row table:style-name="ro1">
          <table:table-cell office:value-type="string">
            <text:p>MONACO PROPERTIES LTD AKA||MONACO PROPERTIES LTD LLC</text:p>
          </table:table-cell>
          <table:table-cell office:value-type="string">
            <text:p>Also known as Monaco Properties Ltd and Monaco Properties Ltd Llc</text:p>
          </table:table-cell>
          <table:table-cell office:value-type="string">
            <text:p>Monaco Properties Ltd Aka and Monaco Properties Ltd LLC</text:p>
          </table:table-cell>
        </table:table-row>
        <table:table-row table:style-name="ro1">
          <table:table-cell office:value-type="string">
            <text:p>VINCENT LAURENCE</text:p>
          </table:table-cell>
          <table:table-cell office:value-type="string">
            <text:p>Laurence Vincent</text:p>
          </table:table-cell>
          <table:table-cell office:value-type="string">
            <text:p>Vincent Laurence</text:p>
          </table:table-cell>
        </table:table-row>
        <table:table-row table:style-name="ro1">
          <table:table-cell office:value-type="string">
            <text:p>CHRISTINE A CORNELIS TR||ROSE C PETERSEN LIVING TRUST</text:p>
          </table:table-cell>
          <table:table-cell office:value-type="string">
            <text:p>Christine A Cornelis (Trust) and Rose C Petersen (Living Trust)</text:p>
          </table:table-cell>
          <table:table-cell office:value-type="string">
            <text:p>Christine A. Cornelis (trust) and Rose C. Petersen (living trust)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HUGH THRESHER||ANGELA THRESHER</text:p>
          </table:table-cell>
          <table:table-cell office:value-type="string">
            <text:p>Thresher Hugh and Thresher Angela</text:p>
          </table:table-cell>
          <table:table-cell office:value-type="string">
            <text:p>Hugh and Angela Thresher</text:p>
          </table:table-cell>
        </table:table-row>
        <table:table-row table:style-name="ro1">
          <table:table-cell office:value-type="string">
            <text:p>DEBRA TRILLHAASE||KARSTEN TRILLHAASE</text:p>
          </table:table-cell>
          <table:table-cell office:value-type="string">
            <text:p>Debra Trillhaase and Karsten Trillhaase</text:p>
          </table:table-cell>
          <table:table-cell office:value-type="string">
            <text:p>Debra and Karsten Trillhaas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VICKI JULIAN EST OF||PETER GAYOWSKI</text:p>
          </table:table-cell>
          <table:table-cell office:value-type="string">
            <text:p>Julian Vicki (Estate) and Gayowski Peter</text:p>
          </table:table-cell>
          <table:table-cell office:value-type="string">
            <text:p>Vicki Julian Est of and Peter Gayowski</text:p>
          </table:table-cell>
        </table:table-row>
        <table:table-row table:style-name="ro1">
          <table:table-cell office:value-type="string">
            <text:p>JOHN B MATTERA</text:p>
          </table:table-cell>
          <table:table-cell office:value-type="string">
            <text:p>John B Mattera</text:p>
          </table:table-cell>
          <table:table-cell office:value-type="string">
            <text:p>John B. Mattera</text:p>
          </table:table-cell>
        </table:table-row>
        <table:table-row table:style-name="ro1">
          <table:table-cell office:value-type="string">
            <text:p>VICTOR A CRITELLI</text:p>
          </table:table-cell>
          <table:table-cell office:value-type="string">
            <text:p>Victor A Critelli</text:p>
          </table:table-cell>
          <table:table-cell office:value-type="string">
            <text:p>Victor A. Critelli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</table:table-row>
        <table:table-row table:style-name="ro1">
          <table:table-cell office:value-type="string">
            <text:p>CAROL KRANYIK</text:p>
          </table:table-cell>
          <table:table-cell office:value-type="string">
            <text:p>Kranyik Carol</text:p>
          </table:table-cell>
          <table:table-cell office:value-type="string">
            <text:p>Carol Kranyik</text:p>
          </table:table-cell>
        </table:table-row>
        <table:table-row table:style-name="ro1">
          <table:table-cell office:value-type="string">
            <text:p>ISABELL E MCCLUSKEY</text:p>
          </table:table-cell>
          <table:table-cell office:value-type="string">
            <text:p>Isabell E McCluskey</text:p>
          </table:table-cell>
          <table:table-cell office:value-type="string">
            <text:p>Isabell E. McCluskey</text:p>
          </table:table-cell>
        </table:table-row>
        <table:table-row table:style-name="ro1"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</table:table-row>
        <table:table-row table:style-name="ro1">
          <table:table-cell office:value-type="string">
            <text:p>BONNIE E PORCELLI</text:p>
          </table:table-cell>
          <table:table-cell office:value-type="string">
            <text:p>Bonnie E Porcelli</text:p>
          </table:table-cell>
          <table:table-cell office:value-type="string">
            <text:p>Bonnie E. Porcelli</text:p>
          </table:table-cell>
        </table:table-row>
        <table:table-row table:style-name="ro1">
          <table:table-cell office:value-type="string">
            <text:p>ALFRED H PENOVI</text:p>
          </table:table-cell>
          <table:table-cell office:value-type="string">
            <text:p>Alfred H Penovi</text:p>
          </table:table-cell>
          <table:table-cell office:value-type="string">
            <text:p>Alfred H. Penovi</text:p>
          </table:table-cell>
        </table:table-row>
        <table:table-row table:style-name="ro1">
          <table:table-cell office:value-type="string">
            <text:p>DAVID N DOUYARD TR||CAVID N DOUYARD REVOCABLE FAMILY TRUST</text:p>
          </table:table-cell>
          <table:table-cell office:value-type="string">
            <text:p>David N Douyard (Trust) and N Douyard Revocable Cavid (Family Trust)</text:p>
          </table:table-cell>
          <table:table-cell office:value-type="string">
            <text:p>David N. Douyard (trust) and Cavid N. Douyard Revocable Family (trust)</text:p>
          </table:table-cell>
        </table:table-row>
        <table:table-row table:style-name="ro1">
          <table:table-cell office:value-type="string">
            <text:p>INTERNATIONAL FIBER SYSTEMS INC</text:p>
          </table:table-cell>
          <table:table-cell office:value-type="string">
            <text:p>International Fiber Systems Inc</text:p>
          </table:table-cell>
          <table:table-cell office:value-type="string">
            <text:p>International Fiber Systems Inc.</text:p>
          </table:table-cell>
        </table:table-row>
        <table:table-row table:style-name="ro1">
          <table:table-cell office:value-type="string">
            <text:p>THOMAS B KALBACHER||CAMILLE KALBACHER</text:p>
          </table:table-cell>
          <table:table-cell office:value-type="string">
            <text:p>Thomas B Kalbacher and Kalbacher Camille</text:p>
          </table:table-cell>
          <table:table-cell office:value-type="string">
            <text:p>Thomas B. and Camille Kalbacher</text:p>
          </table:table-cell>
        </table:table-row>
        <table:table-row table:style-name="ro1">
          <table:table-cell office:value-type="string">
            <text:p>EARLY SETTLERS LTD PRTSHP</text:p>
          </table:table-cell>
          <table:table-cell office:value-type="string">
            <text:p>Early Settlers Ltd Prtshp</text:p>
          </table:table-cell>
          <table:table-cell office:value-type="string">
            <text:p>Early Settlers Ltd Prtshp</text:p>
          </table:table-cell>
        </table:table-row>
        <table:table-row table:style-name="ro1">
          <table:table-cell office:value-type="string">
            <text:p>DAMOTA LLC</text:p>
          </table:table-cell>
          <table:table-cell office:value-type="string">
            <text:p>Damota Llc</text:p>
          </table:table-cell>
          <table:table-cell office:value-type="string">
            <text:p>Damota LLC</text:p>
          </table:table-cell>
        </table:table-row>
        <table:table-row table:style-name="ro1">
          <table:table-cell office:value-type="string">
            <text:p>BRUCE E TRAVIS||KIMBERLY A TRAVIS</text:p>
          </table:table-cell>
          <table:table-cell office:value-type="string">
            <text:p>Bruce E Travis and Kimberly A Travis</text:p>
          </table:table-cell>
          <table:table-cell office:value-type="string">
            <text:p>Bruce E. and Kimberly A. Travis</text:p>
          </table:table-cell>
        </table:table-row>
        <table:table-row table:style-name="ro1">
          <table:table-cell office:value-type="string">
            <text:p>Raymond V Cagganello +</text:p>
          </table:table-cell>
          <table:table-cell office:value-type="string">
            <text:p>Raymond V Cagganello</text:p>
          </table:table-cell>
          <table:table-cell office:value-type="string">
            <text:p>Raymond V. Cagganello +</text:p>
          </table:table-cell>
        </table:table-row>
        <table:table-row table:style-name="ro1">
          <table:table-cell office:value-type="string">
            <text:p>FERNE J CAPELLARO</text:p>
          </table:table-cell>
          <table:table-cell office:value-type="string">
            <text:p>Ferne J Capellaro</text:p>
          </table:table-cell>
          <table:table-cell office:value-type="string">
            <text:p>Ferne J. Capellaro</text:p>
          </table:table-cell>
        </table:table-row>
        <table:table-row table:style-name="ro1">
          <table:table-cell office:value-type="string">
            <text:p>JOSE CARLOS FERNANDES</text:p>
          </table:table-cell>
          <table:table-cell office:value-type="string">
            <text:p>Carlos Fernandes Jose</text:p>
          </table:table-cell>
          <table:table-cell office:value-type="string">
            <text:p>Jose Carlos Fernande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IDALIA MENDELSON||PAUL J MENDELSON</text:p>
          </table:table-cell>
          <table:table-cell office:value-type="string">
            <text:p>Mendelson Idalia and Paul J Mendelson</text:p>
          </table:table-cell>
          <table:table-cell office:value-type="string">
            <text:p>Idalia and Paul J. Mendelso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OUIS J VACCA||WENDY SUE VACCA</text:p>
          </table:table-cell>
          <table:table-cell office:value-type="string">
            <text:p>Louis J Vacca and Sue Vacca Wendy</text:p>
          </table:table-cell>
          <table:table-cell office:value-type="string">
            <text:p>Louis J. and Wendy Sue Vacca</text:p>
          </table:table-cell>
        </table:table-row>
        <table:table-row table:style-name="ro1">
          <table:table-cell office:value-type="string">
            <text:p>THOMAS D WILLIAMS</text:p>
          </table:table-cell>
          <table:table-cell office:value-type="string">
            <text:p>Thomas D Williams</text:p>
          </table:table-cell>
          <table:table-cell office:value-type="string">
            <text:p>Thomas D. Williams</text:p>
          </table:table-cell>
        </table:table-row>
        <table:table-row table:style-name="ro1">
          <table:table-cell office:value-type="string">
            <text:p>LISA F BRUNO</text:p>
          </table:table-cell>
          <table:table-cell office:value-type="string">
            <text:p>Lisa F Bruno</text:p>
          </table:table-cell>
          <table:table-cell office:value-type="string">
            <text:p>Lisa F. Bruno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LSIE B BAWDEN EST OF</text:p>
          </table:table-cell>
          <table:table-cell office:value-type="string">
            <text:p>Elsie B Bawden (Estate)</text:p>
          </table:table-cell>
          <table:table-cell office:value-type="string">
            <text:p>Elsie B Bawden Est of</text:p>
          </table:table-cell>
        </table:table-row>
        <table:table-row table:style-name="ro1">
          <table:table-cell office:value-type="string">
            <text:p>JOHN P OBYRNE JR</text:p>
          </table:table-cell>
          <table:table-cell office:value-type="string">
            <text:p>John P Obyrne Jr</text:p>
          </table:table-cell>
          <table:table-cell office:value-type="string">
            <text:p>John P. Obyrne Jr.</text:p>
          </table:table-cell>
        </table:table-row>
        <table:table-row table:style-name="ro1">
          <table:table-cell office:value-type="string">
            <text:p>OAK STREET DESIGN &amp; CONSTRUCTION INC</text:p>
          </table:table-cell>
          <table:table-cell office:value-type="string">
            <text:p>Oak Street Design &amp; Construction Inc</text:p>
          </table:table-cell>
          <table:table-cell office:value-type="string">
            <text:p>Oak Street Design &amp; Construction Inc.</text:p>
          </table:table-cell>
        </table:table-row>
        <table:table-row table:style-name="ro1">
          <table:table-cell office:value-type="string">
            <text:p>COR MACK LLC||COR MAC LLC</text:p>
          </table:table-cell>
          <table:table-cell office:value-type="string">
            <text:p>Cor Mack Llc and Cor MacLlc</text:p>
          </table:table-cell>
          <table:table-cell office:value-type="string">
            <text:p>Cor MacK LLC and Cor MAC LLC</text:p>
          </table:table-cell>
        </table:table-row>
        <table:table-row table:style-name="ro1">
          <table:table-cell table:number-columns-repeated="3" office:value-type="string">
            <text:p>Emil and Cheryl Teri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VIRGINIA A BRIODY||SCOTT BRIODY</text:p>
          </table:table-cell>
          <table:table-cell office:value-type="string">
            <text:p>Virginia A Briody and Briody Scott</text:p>
          </table:table-cell>
          <table:table-cell office:value-type="string">
            <text:p>Virginia A. and Scott Briody</text:p>
          </table:table-cell>
        </table:table-row>
        <table:table-row table:style-name="ro1">
          <table:table-cell office:value-type="string">
            <text:p>ELDA SMITH||MARK A SMITH</text:p>
          </table:table-cell>
          <table:table-cell office:value-type="string">
            <text:p>Smith Elda and Mark A Smith</text:p>
          </table:table-cell>
          <table:table-cell office:value-type="string">
            <text:p>Elda and Mark A. Smith</text:p>
          </table:table-cell>
        </table:table-row>
        <table:table-row table:style-name="ro1">
          <table:table-cell office:value-type="string">
            <text:p>THEODORE F HAYNOS</text:p>
          </table:table-cell>
          <table:table-cell office:value-type="string">
            <text:p>Theodore F Haynos</text:p>
          </table:table-cell>
          <table:table-cell office:value-type="string">
            <text:p>Theodore F. Haynos</text:p>
          </table:table-cell>
        </table:table-row>
        <table:table-row table:style-name="ro1">
          <table:table-cell office:value-type="string">
            <text:p>JULIA S BASTOS</text:p>
          </table:table-cell>
          <table:table-cell office:value-type="string">
            <text:p>Julia S Bastos</text:p>
          </table:table-cell>
          <table:table-cell office:value-type="string">
            <text:p>Julia S. Basto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ELLY C DASILVA ET AL||SERGIO D DASILVA||WASHINGTON MUTUAL BK FA</text:p>
          </table:table-cell>
          <table:table-cell office:value-type="string">
            <text:p>Kelly C Dasilva (and Others), Sergio D Dasilva</text:p>
          </table:table-cell>
          <table:table-cell office:value-type="string">
            <text:p>Kelly C. Dasilva Et Al, Sergio D. Dasilva and Washington Mutual Bank FA</text:p>
          </table:table-cell>
        </table:table-row>
        <table:table-row table:style-name="ro1">
          <table:table-cell office:value-type="string">
            <text:p>G M A C MORTGAGE CORP</text:p>
          </table:table-cell>
          <table:table-cell office:value-type="string">
            <text:p>G M A C Mortgage Corp</text:p>
          </table:table-cell>
          <table:table-cell office:value-type="string">
            <text:p>G M a C Mortgage Corp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office:value-type="string">
            <text:p>Newtown Town of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ICHAEL ABBAGLIATO||JOSEPHINE ABBAGLIATO</text:p>
          </table:table-cell>
          <table:table-cell office:value-type="string">
            <text:p>Abbagliato Michael and Abbagliato Josephine</text:p>
          </table:table-cell>
          <table:table-cell office:value-type="string">
            <text:p>Michael and Josephine Abbagliato</text:p>
          </table:table-cell>
        </table:table-row>
        <table:table-row table:style-name="ro1">
          <table:table-cell office:value-type="string">
            <text:p>EITAN S KILCHEVSKY||LAURIE S KILCHEVSKY</text:p>
          </table:table-cell>
          <table:table-cell office:value-type="string">
            <text:p>Eitan S Kilchevsky and Laurie S Kilchevsky</text:p>
          </table:table-cell>
          <table:table-cell office:value-type="string">
            <text:p>Eitan S. and Laurie S. Kilchevsk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EORGE H SMITH||KAREN J SMITH</text:p>
          </table:table-cell>
          <table:table-cell office:value-type="string">
            <text:p>George H Smith and Karen J Smith</text:p>
          </table:table-cell>
          <table:table-cell office:value-type="string">
            <text:p>George H. and Karen J. Smith</text:p>
          </table:table-cell>
        </table:table-row>
        <table:table-row table:style-name="ro1">
          <table:table-cell office:value-type="string">
            <text:p>CHRISTOPHER P OLSON||PATRICIA A OLSON</text:p>
          </table:table-cell>
          <table:table-cell office:value-type="string">
            <text:p>Christopher P Olson and Patricia A Olson</text:p>
          </table:table-cell>
          <table:table-cell office:value-type="string">
            <text:p>Christopher P. and Patricia A. Olson</text:p>
          </table:table-cell>
        </table:table-row>
        <table:table-row table:style-name="ro1">
          <table:table-cell office:value-type="string">
            <text:p>DOLORES ANN MILLER||JOHN PETER MILLER III</text:p>
          </table:table-cell>
          <table:table-cell office:value-type="string">
            <text:p>Ann Miller Dolores and Peter Miller John III</text:p>
          </table:table-cell>
          <table:table-cell office:value-type="string">
            <text:p>Dolores Ann Miller and John Peter Miller III</text:p>
          </table:table-cell>
        </table:table-row>
        <table:table-row table:style-name="ro1">
          <table:table-cell office:value-type="string">
            <text:p>STEVEN WELLS||TONI L WELLS</text:p>
          </table:table-cell>
          <table:table-cell office:value-type="string">
            <text:p>Wells Steven and Toni L Wells</text:p>
          </table:table-cell>
          <table:table-cell office:value-type="string">
            <text:p>Steven Wells and Toni L. Wells</text:p>
          </table:table-cell>
        </table:table-row>
        <table:table-row table:style-name="ro1">
          <table:table-cell office:value-type="string">
            <text:p>RONALD O BOTSFORD||DORIS J BOTSFORD</text:p>
          </table:table-cell>
          <table:table-cell office:value-type="string">
            <text:p>Ronald O Botsford and Doris J Botsford</text:p>
          </table:table-cell>
          <table:table-cell office:value-type="string">
            <text:p>Ronald O. and Doris J. Botsford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YCE MATUSIK</text:p>
          </table:table-cell>
          <table:table-cell office:value-type="string">
            <text:p>Matusik Joyce</text:p>
          </table:table-cell>
          <table:table-cell office:value-type="string">
            <text:p>Joyce Matusik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NDREW KITSON</text:p>
          </table:table-cell>
          <table:table-cell office:value-type="string">
            <text:p>Kitson Andrew</text:p>
          </table:table-cell>
          <table:table-cell office:value-type="string">
            <text:p>Andrew Kitso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ARBARA HEIBECK||BRANDON SMITH</text:p>
          </table:table-cell>
          <table:table-cell office:value-type="string">
            <text:p>Heibeck Barbara and Smith Brandon</text:p>
          </table:table-cell>
          <table:table-cell office:value-type="string">
            <text:p>Barbara Heibeck and Brandon Smith</text:p>
          </table:table-cell>
        </table:table-row>
        <table:table-row table:style-name="ro1">
          <table:table-cell office:value-type="string">
            <text:p>EMMA MARY WALSER</text:p>
          </table:table-cell>
          <table:table-cell office:value-type="string">
            <text:p>Mary Walser Emma</text:p>
          </table:table-cell>
          <table:table-cell office:value-type="string">
            <text:p>Emma Mary Walse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MD Dev Partners LLC</text:p>
          </table:table-cell>
          <table:table-cell office:value-type="string">
            <text:p>Jmd Dev Partners Llc</text:p>
          </table:table-cell>
          <table:table-cell office:value-type="string">
            <text:p>JMD Dev Partners LLC</text:p>
          </table:table-cell>
        </table:table-row>
        <table:table-row table:style-name="ro1">
          <table:table-cell office:value-type="string">
            <text:p>ANNA PRIMIANO||CARMINE PRIMIANO</text:p>
          </table:table-cell>
          <table:table-cell office:value-type="string">
            <text:p>Primiano Anna and Primiano Carmine</text:p>
          </table:table-cell>
          <table:table-cell office:value-type="string">
            <text:p>Anna and Carmine Primiano</text:p>
          </table:table-cell>
        </table:table-row>
        <table:table-row table:style-name="ro1">
          <table:table-cell office:value-type="string">
            <text:p>PAULA A GREENFIELD</text:p>
          </table:table-cell>
          <table:table-cell office:value-type="string">
            <text:p>Paula A Greenfield</text:p>
          </table:table-cell>
          <table:table-cell office:value-type="string">
            <text:p>Paula A. Greenfield</text:p>
          </table:table-cell>
        </table:table-row>
        <table:table-row table:style-name="ro1">
          <table:table-cell office:value-type="string">
            <text:p>STEVEN J HILL||TAMMY A HILL</text:p>
          </table:table-cell>
          <table:table-cell office:value-type="string">
            <text:p>Steven J Hill and Tammy A Hill</text:p>
          </table:table-cell>
          <table:table-cell office:value-type="string">
            <text:p>Steven J Hill and Tammy A. Hill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AND HILL LLC</text:p>
          </table:table-cell>
          <table:table-cell office:value-type="string">
            <text:p>Sand Hill Llc</text:p>
          </table:table-cell>
          <table:table-cell office:value-type="string">
            <text:p>Sand Hill LLC</text:p>
          </table:table-cell>
        </table:table-row>
        <table:table-row table:style-name="ro1">
          <table:table-cell office:value-type="string">
            <text:p>JEFFREY H GAGE</text:p>
          </table:table-cell>
          <table:table-cell office:value-type="string">
            <text:p>Jeffrey H Gage</text:p>
          </table:table-cell>
          <table:table-cell office:value-type="string">
            <text:p>Jeffrey H. Gag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LISON B WATTS||DOUGLAS E WATTS</text:p>
          </table:table-cell>
          <table:table-cell office:value-type="string">
            <text:p>Alison B Watts and Douglas E Watts</text:p>
          </table:table-cell>
          <table:table-cell office:value-type="string">
            <text:p>Alison B. and Douglas E. Watts</text:p>
          </table:table-cell>
        </table:table-row>
        <table:table-row table:style-name="ro1">
          <table:table-cell table:number-columns-repeated="2" office:value-type="string">
            <text:p>Isabelle V Dale</text:p>
          </table:table-cell>
          <table:table-cell office:value-type="string">
            <text:p>Isabelle V. Dale</text:p>
          </table:table-cell>
        </table:table-row>
        <table:table-row table:style-name="ro1">
          <table:table-cell office:value-type="string">
            <text:p>JOHN MINALGO</text:p>
          </table:table-cell>
          <table:table-cell office:value-type="string">
            <text:p>Minalgo John</text:p>
          </table:table-cell>
          <table:table-cell office:value-type="string">
            <text:p>John Minalgo</text:p>
          </table:table-cell>
        </table:table-row>
        <table:table-row table:style-name="ro1"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</table:table-row>
        <table:table-row table:style-name="ro1">
          <table:table-cell office:value-type="string">
            <text:p>PAMELA J GLEASON</text:p>
          </table:table-cell>
          <table:table-cell office:value-type="string">
            <text:p>Pamela J Gleason</text:p>
          </table:table-cell>
          <table:table-cell office:value-type="string">
            <text:p>Pamela J. Gleason</text:p>
          </table:table-cell>
        </table:table-row>
        <table:table-row table:style-name="ro1">
          <table:table-cell office:value-type="string">
            <text:p>DAVID KOONCE JR||NANCY KOONCE</text:p>
          </table:table-cell>
          <table:table-cell office:value-type="string">
            <text:p>Koonce David Jr and Koonce Nancy</text:p>
          </table:table-cell>
          <table:table-cell office:value-type="string">
            <text:p>David Koonce Jr. and Nancy Koonc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P WALSH||CAROL B WALSH</text:p>
          </table:table-cell>
          <table:table-cell office:value-type="string">
            <text:p>James P Walsh and Carol B Walsh</text:p>
          </table:table-cell>
          <table:table-cell office:value-type="string">
            <text:p>James P. and Carol B. Wals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NN GRADY MCGLINCHY TR||MCGLINCHY REAL ESTATE TRUST</text:p>
          </table:table-cell>
          <table:table-cell office:value-type="string">
            <text:p>Grady McGlinchy Ann (Trust) and Real McGlinchy (Estate) (Trust)</text:p>
          </table:table-cell>
          <table:table-cell office:value-type="string">
            <text:p>Ann Grady McGlinchy (trust) and McGlinchy Real Estate (trust)</text:p>
          </table:table-cell>
        </table:table-row>
        <table:table-row table:style-name="ro1">
          <table:table-cell office:value-type="string">
            <text:p>GARDNER D PICKERING</text:p>
          </table:table-cell>
          <table:table-cell office:value-type="string">
            <text:p>Gardner D Pickering</text:p>
          </table:table-cell>
          <table:table-cell office:value-type="string">
            <text:p>Gardner D. Pickering</text:p>
          </table:table-cell>
        </table:table-row>
        <table:table-row table:style-name="ro1">
          <table:table-cell office:value-type="string">
            <text:p>DONNA OGULNICK||KEITH OGULNICK</text:p>
          </table:table-cell>
          <table:table-cell office:value-type="string">
            <text:p>Ogulnick Donna and Ogulnick Keith</text:p>
          </table:table-cell>
          <table:table-cell office:value-type="string">
            <text:p>Donna and Keith Ogulnick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 &amp; P DEVELOPMENT LLC</text:p>
          </table:table-cell>
          <table:table-cell office:value-type="string">
            <text:p>M &amp; P Development Llc</text:p>
          </table:table-cell>
          <table:table-cell office:value-type="string">
            <text:p>M &amp; P Development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YNN D MARUS||ROBERT MARUS</text:p>
          </table:table-cell>
          <table:table-cell office:value-type="string">
            <text:p>Lynn D Marus and Marus Robert</text:p>
          </table:table-cell>
          <table:table-cell office:value-type="string">
            <text:p>Lynn D. and Robert Marus</text:p>
          </table:table-cell>
        </table:table-row>
        <table:table-row table:style-name="ro1">
          <table:table-cell office:value-type="string">
            <text:p>TERESA GROSHANS||THOMAS M GROSHANS</text:p>
          </table:table-cell>
          <table:table-cell office:value-type="string">
            <text:p>Groshans Teresa and Thomas M Groshans</text:p>
          </table:table-cell>
          <table:table-cell office:value-type="string">
            <text:p>Teresa and Thomas M. Groshans</text:p>
          </table:table-cell>
        </table:table-row>
        <table:table-row table:style-name="ro1">
          <table:table-cell office:value-type="string">
            <text:p>LARAINE J HOLMES||WILLIAM B HOLMES JR</text:p>
          </table:table-cell>
          <table:table-cell office:value-type="string">
            <text:p>Laraine J Holmes and William B Holmes Jr</text:p>
          </table:table-cell>
          <table:table-cell office:value-type="string">
            <text:p>Laraine J. Holmes and William B. Holmes Jr.</text:p>
          </table:table-cell>
        </table:table-row>
        <table:table-row table:style-name="ro1">
          <table:table-cell office:value-type="string">
            <text:p>KOICHI NISHIKIDA||MICHIKO NISHIKIDA</text:p>
          </table:table-cell>
          <table:table-cell office:value-type="string">
            <text:p>Nishikida Koichi and Nishikida Michiko</text:p>
          </table:table-cell>
          <table:table-cell office:value-type="string">
            <text:p>Koichi and Michiko Nishikida</text:p>
          </table:table-cell>
        </table:table-row>
        <table:table-row table:style-name="ro1">
          <table:table-cell office:value-type="string">
            <text:p>GORDON J ANDERSON||SANDRA J ANDERSON</text:p>
          </table:table-cell>
          <table:table-cell office:value-type="string">
            <text:p>Gordon J Anderson and Sandra J Anderson</text:p>
          </table:table-cell>
          <table:table-cell office:value-type="string">
            <text:p>Gordon J. and Sandra J. Anderson</text:p>
          </table:table-cell>
        </table:table-row>
        <table:table-row table:style-name="ro1">
          <table:table-cell office:value-type="string">
            <text:p>NICHOLAS L ESCH</text:p>
          </table:table-cell>
          <table:table-cell office:value-type="string">
            <text:p>Nicholas L Esch</text:p>
          </table:table-cell>
          <table:table-cell office:value-type="string">
            <text:p>Nicholas L. Esc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T KAECHELE</text:p>
          </table:table-cell>
          <table:table-cell office:value-type="string">
            <text:p>James T Kaechele</text:p>
          </table:table-cell>
          <table:table-cell office:value-type="string">
            <text:p>James T. Kaechel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ICHAEL C SHEEHAN||JENNIFER SHEEHAN</text:p>
          </table:table-cell>
          <table:table-cell office:value-type="string">
            <text:p>Michael C Sheehan and Sheehan Jennifer</text:p>
          </table:table-cell>
          <table:table-cell office:value-type="string">
            <text:p>Michael C. and Jennifer Sheehan</text:p>
          </table:table-cell>
        </table:table-row>
        <table:table-row table:style-name="ro1">
          <table:table-cell office:value-type="string">
            <text:p>LESLIE A RUSSELL JR</text:p>
          </table:table-cell>
          <table:table-cell office:value-type="string">
            <text:p>Leslie A Russell Jr</text:p>
          </table:table-cell>
          <table:table-cell office:value-type="string">
            <text:p>Leslie A. Russell Jr.</text:p>
          </table:table-cell>
        </table:table-row>
        <table:table-row table:style-name="ro1">
          <table:table-cell office:value-type="string">
            <text:p>LOUISE D GORSKI||ROBERT Z GORSKI</text:p>
          </table:table-cell>
          <table:table-cell office:value-type="string">
            <text:p>Louise D Gorski and Robert Z Gorski</text:p>
          </table:table-cell>
          <table:table-cell office:value-type="string">
            <text:p>Louise D. and Robert Z. Gorski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ul W Geiling</text:p>
          </table:table-cell>
          <table:table-cell office:value-type="string">
            <text:p>Paul W Geiling</text:p>
          </table:table-cell>
          <table:table-cell office:value-type="string">
            <text:p>Paul W. Geiling</text:p>
          </table:table-cell>
        </table:table-row>
        <table:table-row table:style-name="ro1">
          <table:table-cell office:value-type="string">
            <text:p>CENDANT MOBILITY FINANCIAL CORP NKA||CARTUS FINANCIAL CORP</text:p>
          </table:table-cell>
          <table:table-cell office:value-type="string">
            <text:p>Cendant Mobility Financial Corp Nka and Cartus Financial Corp</text:p>
          </table:table-cell>
          <table:table-cell office:value-type="string">
            <text:p>Cendant Mobility Financial Corp. Nka and Cartus Financial Corp.</text:p>
          </table:table-cell>
        </table:table-row>
        <table:table-row table:style-name="ro1">
          <table:table-cell office:value-type="string">
            <text:p>DENISE M DOTY||MATTHEW W DOTY</text:p>
          </table:table-cell>
          <table:table-cell office:value-type="string">
            <text:p>Denise M Doty and Matthew W Doty</text:p>
          </table:table-cell>
          <table:table-cell office:value-type="string">
            <text:p>Denise M. and Matthew W. Doty</text:p>
          </table:table-cell>
        </table:table-row>
        <table:table-row table:style-name="ro1">
          <table:table-cell office:value-type="string">
            <text:p>DALE L HUNZEKER||LORALEE HUNZEKER</text:p>
          </table:table-cell>
          <table:table-cell office:value-type="string">
            <text:p>Dale L Hunzeker and Hunzeker Loralee</text:p>
          </table:table-cell>
          <table:table-cell office:value-type="string">
            <text:p>Dale L. and Loralee Hunzeker</text:p>
          </table:table-cell>
        </table:table-row>
        <table:table-row table:style-name="ro1">
          <table:table-cell office:value-type="string">
            <text:p>C C E LLC</text:p>
          </table:table-cell>
          <table:table-cell office:value-type="string">
            <text:p>C C E Llc</text:p>
          </table:table-cell>
          <table:table-cell office:value-type="string">
            <text:p>C C E LLC</text:p>
          </table:table-cell>
        </table:table-row>
        <table:table-row table:style-name="ro1">
          <table:table-cell office:value-type="string">
            <text:p>GEORGE M CANNATA</text:p>
          </table:table-cell>
          <table:table-cell office:value-type="string">
            <text:p>George M Cannata</text:p>
          </table:table-cell>
          <table:table-cell office:value-type="string">
            <text:p>George M. Cannata</text:p>
          </table:table-cell>
        </table:table-row>
        <table:table-row table:style-name="ro1">
          <table:table-cell office:value-type="string">
            <text:p>JOY E DEBACH||RUSSELL I TREZISE</text:p>
          </table:table-cell>
          <table:table-cell office:value-type="string">
            <text:p>Joy E Debach and Russell I Trezise</text:p>
          </table:table-cell>
          <table:table-cell office:value-type="string">
            <text:p>Joy E. Debach and Russell I. Trezise</text:p>
          </table:table-cell>
        </table:table-row>
        <table:table-row table:style-name="ro1">
          <table:table-cell office:value-type="string">
            <text:p>Susan P. Ruscoe</text:p>
          </table:table-cell>
          <table:table-cell office:value-type="string">
            <text:p>Susan P Ruscoe</text:p>
          </table:table-cell>
          <table:table-cell office:value-type="string">
            <text:p>Susan P. Ruscoe</text:p>
          </table:table-cell>
        </table:table-row>
        <table:table-row table:style-name="ro1">
          <table:table-cell office:value-type="string">
            <text:p>Rose Mauro</text:p>
          </table:table-cell>
          <table:table-cell office:value-type="string">
            <text:p>Mauro Rose</text:p>
          </table:table-cell>
          <table:table-cell office:value-type="string">
            <text:p>Rose Mauro</text:p>
          </table:table-cell>
        </table:table-row>
        <table:table-row table:style-name="ro1">
          <table:table-cell office:value-type="string">
            <text:p>PHILIP M MANGER</text:p>
          </table:table-cell>
          <table:table-cell office:value-type="string">
            <text:p>Philip M Manger</text:p>
          </table:table-cell>
          <table:table-cell office:value-type="string">
            <text:p>Philip M. Mange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ULPEPPER DEVELOPMENT LLC</text:p>
          </table:table-cell>
          <table:table-cell office:value-type="string">
            <text:p>Culpepper Development Llc</text:p>
          </table:table-cell>
          <table:table-cell office:value-type="string">
            <text:p>Culpepper Development LLC</text:p>
          </table:table-cell>
        </table:table-row>
        <table:table-row table:style-name="ro1">
          <table:table-cell office:value-type="string">
            <text:p>JOHN T SAVOIE ET AL||LISA A SAVOIE||HOFFMAN FUEL CO OF BRIDGEPORT</text:p>
          </table:table-cell>
          <table:table-cell office:value-type="string">
            <text:p>John T Savoie (and Others), Lisa A Savoie and Hoffman Fuel Co Of Bridgeport</text:p>
          </table:table-cell>
          <table:table-cell office:value-type="string">
            <text:p>John T. Savoie Et Al, Lisa A. Savoie and Hoffman Fuel Co. of Bridgeport</text:p>
          </table:table-cell>
        </table:table-row>
        <table:table-row table:style-name="ro1">
          <table:table-cell office:value-type="string">
            <text:p>CHARLENE POIRIER||RENE POIRIER</text:p>
          </table:table-cell>
          <table:table-cell office:value-type="string">
            <text:p>Poirier Charlene and Poirier Rene</text:p>
          </table:table-cell>
          <table:table-cell office:value-type="string">
            <text:p>Charlene and Rene Poirier</text:p>
          </table:table-cell>
        </table:table-row>
        <table:table-row table:style-name="ro1">
          <table:table-cell office:value-type="string">
            <text:p>STEPHEN P SULLIVAN||TONI T SULLIVAN</text:p>
          </table:table-cell>
          <table:table-cell office:value-type="string">
            <text:p>Stephen P Sullivan and Toni T Sullivan</text:p>
          </table:table-cell>
          <table:table-cell office:value-type="string">
            <text:p>Stephen P. and Toni T. Sullivan</text:p>
          </table:table-cell>
        </table:table-row>
        <table:table-row table:style-name="ro1">
          <table:table-cell office:value-type="string">
            <text:p>KIRK G VOSWINKEL||DENISE M VOSWINKEL</text:p>
          </table:table-cell>
          <table:table-cell office:value-type="string">
            <text:p>Kirk G Voswinkel and Denise M Voswinkel</text:p>
          </table:table-cell>
          <table:table-cell office:value-type="string">
            <text:p>Kirk G. and Denise M. Voswinkel</text:p>
          </table:table-cell>
        </table:table-row>
        <table:table-row table:style-name="ro1"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</table:table-row>
        <table:table-row table:style-name="ro1">
          <table:table-cell office:value-type="string">
            <text:p>CATHERINE L AUSTERMANN</text:p>
          </table:table-cell>
          <table:table-cell office:value-type="string">
            <text:p>Catherine L Austermann</text:p>
          </table:table-cell>
          <table:table-cell office:value-type="string">
            <text:p>Catherine L. Austermann</text:p>
          </table:table-cell>
        </table:table-row>
        <table:table-row table:style-name="ro1">
          <table:table-cell office:value-type="string">
            <text:p>JOHN E LEVY</text:p>
          </table:table-cell>
          <table:table-cell office:value-type="string">
            <text:p>John E Levy</text:p>
          </table:table-cell>
          <table:table-cell office:value-type="string">
            <text:p>John E. Levy</text:p>
          </table:table-cell>
        </table:table-row>
        <table:table-row table:style-name="ro1">
          <table:table-cell office:value-type="string">
            <text:p>COMSTOCK W EDWARD</text:p>
          </table:table-cell>
          <table:table-cell office:value-type="string">
            <text:p>Comstock W Edward</text:p>
          </table:table-cell>
          <table:table-cell office:value-type="string">
            <text:p>Comstock W. Edward</text:p>
          </table:table-cell>
        </table:table-row>
        <table:table-row table:style-name="ro1">
          <table:table-cell office:value-type="string">
            <text:p>FREDERIC M ENO||JEAN C ENO</text:p>
          </table:table-cell>
          <table:table-cell office:value-type="string">
            <text:p>Frederic M Eno and Jean C Eno</text:p>
          </table:table-cell>
          <table:table-cell office:value-type="string">
            <text:p>Frederic M. and Jean C. Eno</text:p>
          </table:table-cell>
        </table:table-row>
        <table:table-row table:style-name="ro1">
          <table:table-cell office:value-type="string">
            <text:p>KATHLEEN MORRIS</text:p>
          </table:table-cell>
          <table:table-cell office:value-type="string">
            <text:p>Morris Kathleen</text:p>
          </table:table-cell>
          <table:table-cell office:value-type="string">
            <text:p>Kathleen Morri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RIC M GOLDSTEIN</text:p>
          </table:table-cell>
          <table:table-cell office:value-type="string">
            <text:p>Eric M Goldstein</text:p>
          </table:table-cell>
          <table:table-cell office:value-type="string">
            <text:p>Eric M. Goldstein</text:p>
          </table:table-cell>
        </table:table-row>
        <table:table-row table:style-name="ro1">
          <table:table-cell office:value-type="string">
            <text:p>DEANNE M CORRIS</text:p>
          </table:table-cell>
          <table:table-cell office:value-type="string">
            <text:p>Deanne M Corris</text:p>
          </table:table-cell>
          <table:table-cell office:value-type="string">
            <text:p>Deanne M. Corri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TRICIA DUBOIS</text:p>
          </table:table-cell>
          <table:table-cell office:value-type="string">
            <text:p>Dubois Patricia</text:p>
          </table:table-cell>
          <table:table-cell office:value-type="string">
            <text:p>Patricia Dubois</text:p>
          </table:table-cell>
        </table:table-row>
        <table:table-row table:style-name="ro1">
          <table:table-cell office:value-type="string">
            <text:p>ELEANOR MARTHA MILLER||JAMES PAUL MILLER</text:p>
          </table:table-cell>
          <table:table-cell office:value-type="string">
            <text:p>Martha Miller Eleanor and Paul Miller James</text:p>
          </table:table-cell>
          <table:table-cell office:value-type="string">
            <text:p>Eleanor Martha and James Paul Miller</text:p>
          </table:table-cell>
        </table:table-row>
        <table:table-row table:style-name="ro1">
          <table:table-cell office:value-type="string">
            <text:p>CYRIL J MULLIGAN||SANDRA BOULTON MULLIGAN</text:p>
          </table:table-cell>
          <table:table-cell office:value-type="string">
            <text:p>Cyril J Mulligan and Boulton Mulligan Sandra</text:p>
          </table:table-cell>
          <table:table-cell office:value-type="string">
            <text:p>Cyril J. and Sandra Boulton Mulligan</text:p>
          </table:table-cell>
        </table:table-row>
        <table:table-row table:style-name="ro1">
          <table:table-cell office:value-type="string">
            <text:p>DANIEL A KEATING||ELIZABETH A KEATING</text:p>
          </table:table-cell>
          <table:table-cell office:value-type="string">
            <text:p>Daniel A Keating and Elizabeth A Keating</text:p>
          </table:table-cell>
          <table:table-cell office:value-type="string">
            <text:p>Daniel A. and Elizabeth A. Keating</text:p>
          </table:table-cell>
        </table:table-row>
        <table:table-row table:style-name="ro1">
          <table:table-cell office:value-type="string">
            <text:p>VICTOR BORGE EST OF</text:p>
          </table:table-cell>
          <table:table-cell office:value-type="string">
            <text:p>Borge Victor (Estate)</text:p>
          </table:table-cell>
          <table:table-cell office:value-type="string">
            <text:p>Victor Borge Est of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VESTA HOMES INC</text:p>
          </table:table-cell>
          <table:table-cell office:value-type="string">
            <text:p>Vesta Homes Inc</text:p>
          </table:table-cell>
          <table:table-cell office:value-type="string">
            <text:p>Vesta Homes Inc.</text:p>
          </table:table-cell>
        </table:table-row>
        <table:table-row table:style-name="ro1">
          <table:table-cell office:value-type="string">
            <text:p>YOUNG DEVELOPMENT CO YOUNG, ROY D</text:p>
          </table:table-cell>
          <table:table-cell office:value-type="string">
            <text:p>Young Development Co Young, Roy D</text:p>
          </table:table-cell>
          <table:table-cell office:value-type="string">
            <text:p>Young Development Co. Young, Roy D</text:p>
          </table:table-cell>
        </table:table-row>
        <table:table-row table:style-name="ro1">
          <table:table-cell office:value-type="string">
            <text:p>SIGNATURE HOMES BY DENNIS CATINO LLC</text:p>
          </table:table-cell>
          <table:table-cell office:value-type="string">
            <text:p>Signature Homes By Dennis Catino Llc</text:p>
          </table:table-cell>
          <table:table-cell office:value-type="string">
            <text:p>Signature Homes By Dennis Catino LLC</text:p>
          </table:table-cell>
        </table:table-row>
        <table:table-row table:style-name="ro1">
          <table:table-cell office:value-type="string">
            <text:p>CATHERINE ROCHE</text:p>
          </table:table-cell>
          <table:table-cell office:value-type="string">
            <text:p>Roche Catherine</text:p>
          </table:table-cell>
          <table:table-cell office:value-type="string">
            <text:p>Catherine Roche</text:p>
          </table:table-cell>
        </table:table-row>
        <table:table-row table:style-name="ro1">
          <table:table-cell office:value-type="string">
            <text:p>Alasdair Dignon +</text:p>
          </table:table-cell>
          <table:table-cell office:value-type="string">
            <text:p>Dignon Alasdair</text:p>
          </table:table-cell>
          <table:table-cell office:value-type="string">
            <text:p>Alasdair Dignon +</text:p>
          </table:table-cell>
        </table:table-row>
        <table:table-row table:style-name="ro1">
          <table:table-cell office:value-type="string">
            <text:p>EDWARD DAMICO</text:p>
          </table:table-cell>
          <table:table-cell office:value-type="string">
            <text:p>Damico Edward</text:p>
          </table:table-cell>
          <table:table-cell office:value-type="string">
            <text:p>Edward Damico</text:p>
          </table:table-cell>
        </table:table-row>
        <table:table-row table:style-name="ro1">
          <table:table-cell office:value-type="string">
            <text:p>KENNETH R KATZ</text:p>
          </table:table-cell>
          <table:table-cell office:value-type="string">
            <text:p>Kenneth R Katz</text:p>
          </table:table-cell>
          <table:table-cell office:value-type="string">
            <text:p>Kenneth R. Katz</text:p>
          </table:table-cell>
        </table:table-row>
        <table:table-row table:style-name="ro1">
          <table:table-cell office:value-type="string">
            <text:p>PETER F CARLYLE||WENDA C CARLYLE</text:p>
          </table:table-cell>
          <table:table-cell office:value-type="string">
            <text:p>Peter F Carlyle and Wenda C Carlyle</text:p>
          </table:table-cell>
          <table:table-cell office:value-type="string">
            <text:p>Peter F. and Wenda C. Carlyl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ISA PALMER||STEPHEN PALMER</text:p>
          </table:table-cell>
          <table:table-cell office:value-type="string">
            <text:p>Palmer Lisa and Palmer Stephen</text:p>
          </table:table-cell>
          <table:table-cell office:value-type="string">
            <text:p>Lisa and Stephen Palme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arl H Elken and Heather A Elken</text:p>
          </table:table-cell>
          <table:table-cell office:value-type="string">
            <text:p>Karl H Elken and Heather A Elken</text:p>
          </table:table-cell>
          <table:table-cell office:value-type="string">
            <text:p>Karl H Elken and Heather a Elke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ILSON FINANCIAL LLC||CHARLES W TILSON PRT</text:p>
          </table:table-cell>
          <table:table-cell office:value-type="string">
            <text:p>Tilson Financial Llc and W Tilson Prt Charles</text:p>
          </table:table-cell>
          <table:table-cell office:value-type="string">
            <text:p>Tilson Financial LLC and Charles W. Tilson Prt</text:p>
          </table:table-cell>
        </table:table-row>
        <table:table-row table:style-name="ro1">
          <table:table-cell office:value-type="string">
            <text:p>L V CONSTRUCTION CORP</text:p>
          </table:table-cell>
          <table:table-cell office:value-type="string">
            <text:p>L V Construction Corp</text:p>
          </table:table-cell>
          <table:table-cell office:value-type="string">
            <text:p>L V Construction Corp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ARK E REES||PAULA J REES||WASHINGTON MUTUAL BK SUCC TO||LONG BEACH MORTGAGE CO</text:p>
          </table:table-cell>
          <table:table-cell office:value-type="string">
            <text:p>Mark E Rees, Paula J Rees and Long Beach Mortgage Co</text:p>
          </table:table-cell>
          <table:table-cell office:value-type="string">
            <text:p>Mark E. and Paula J. Rees, Washington Mutual Bank Succ to and Long Beach Mortgage Co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NDREA C ROGERS||GAVIN J ROGERS</text:p>
          </table:table-cell>
          <table:table-cell office:value-type="string">
            <text:p>Andrea C Rogers and Gavin J Rogers</text:p>
          </table:table-cell>
          <table:table-cell office:value-type="string">
            <text:p>Andrea C. and Gavin J. Roger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46 Housatonic Cr LLC</text:p>
          </table:table-cell>
          <table:table-cell office:value-type="string">
            <text:p>46 Housatonic Cr Llc</text:p>
          </table:table-cell>
          <table:table-cell office:value-type="string">
            <text:p>46 Housatonic Cr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HERRY JAFFE</text:p>
          </table:table-cell>
          <table:table-cell office:value-type="string">
            <text:p>Jaffe Sherry</text:p>
          </table:table-cell>
          <table:table-cell office:value-type="string">
            <text:p>Sherry Jaff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EDERAL NATL MORTGAGE ASSOC</text:p>
          </table:table-cell>
          <table:table-cell office:value-type="string">
            <text:p>Federal Natl Mortgage Assoc</text:p>
          </table:table-cell>
          <table:table-cell office:value-type="string">
            <text:p>Federal National Mortgage Association</text:p>
          </table:table-cell>
        </table:table-row>
        <table:table-row table:style-name="ro1">
          <table:table-cell office:value-type="string">
            <text:p>TOLL CT II LTD PRTSHP||TOLL LAND CORP NO 20 GEN PRT</text:p>
          </table:table-cell>
          <table:table-cell office:value-type="string">
            <text:p>Toll Ct Ltd Prtshp II and Toll Land Corp No 20 Gen Prt</text:p>
          </table:table-cell>
          <table:table-cell office:value-type="string">
            <text:p>Toll Ct Ltd Prtshp II and Toll Land Corp. No 20 Gen Prt</text:p>
          </table:table-cell>
        </table:table-row>
        <table:table-row table:style-name="ro1">
          <table:table-cell office:value-type="string">
            <text:p>ALLEN A KELLOGG</text:p>
          </table:table-cell>
          <table:table-cell office:value-type="string">
            <text:p>Allen A Kellogg</text:p>
          </table:table-cell>
          <table:table-cell office:value-type="string">
            <text:p>Allen A. Kellogg</text:p>
          </table:table-cell>
        </table:table-row>
        <table:table-row table:style-name="ro1">
          <table:table-cell office:value-type="string">
            <text:p>ANDREE W LOVE EST OF</text:p>
          </table:table-cell>
          <table:table-cell office:value-type="string">
            <text:p>Andree W Love (Estate)</text:p>
          </table:table-cell>
          <table:table-cell office:value-type="string">
            <text:p>Andree W Love Est of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IM M UNIACKE||ELIZABETH UNIACKE</text:p>
          </table:table-cell>
          <table:table-cell office:value-type="string">
            <text:p>Kim M Uniacke and Uniacke Elizabeth</text:p>
          </table:table-cell>
          <table:table-cell office:value-type="string">
            <text:p>Kim M. and Elizabeth Uniacke</text:p>
          </table:table-cell>
        </table:table-row>
        <table:table-row table:style-name="ro1">
          <table:table-cell office:value-type="string">
            <text:p>BOSS REAL ESTATE LLC</text:p>
          </table:table-cell>
          <table:table-cell office:value-type="string">
            <text:p>Boss Real Llc (Estate)</text:p>
          </table:table-cell>
          <table:table-cell office:value-type="string">
            <text:p>Boss Real Estate LLC</text:p>
          </table:table-cell>
        </table:table-row>
        <table:table-row table:style-name="ro1">
          <table:table-cell office:value-type="string">
            <text:p>ELAINE A VINGO</text:p>
          </table:table-cell>
          <table:table-cell office:value-type="string">
            <text:p>Elaine A Vingo</text:p>
          </table:table-cell>
          <table:table-cell office:value-type="string">
            <text:p>Elaine A. Vingo</text:p>
          </table:table-cell>
        </table:table-row>
        <table:table-row table:style-name="ro1">
          <table:table-cell office:value-type="string">
            <text:p>STEPHEN J BARBERINO JR</text:p>
          </table:table-cell>
          <table:table-cell office:value-type="string">
            <text:p>Stephen J Barberino Jr</text:p>
          </table:table-cell>
          <table:table-cell office:value-type="string">
            <text:p>Stephen J. Barberino Jr.</text:p>
          </table:table-cell>
        </table:table-row>
        <table:table-row table:style-name="ro1">
          <table:table-cell table:number-columns-repeated="2" office:value-type="string">
            <text:p>Carl J Anderson</text:p>
          </table:table-cell>
          <table:table-cell office:value-type="string">
            <text:p>Carl J. Anderson</text:p>
          </table:table-cell>
        </table:table-row>
        <table:table-row table:style-name="ro1">
          <table:table-cell office:value-type="string">
            <text:p>LEELAND F GRAY JR||KIRSTEN GRAY</text:p>
          </table:table-cell>
          <table:table-cell office:value-type="string">
            <text:p>Leeland F Gray Jr and Gray Kirsten</text:p>
          </table:table-cell>
          <table:table-cell office:value-type="string">
            <text:p>Leeland F. Gray Jr. and Kirsten Gra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INA FERRARA</text:p>
          </table:table-cell>
          <table:table-cell office:value-type="string">
            <text:p>Ferrara Tina</text:p>
          </table:table-cell>
          <table:table-cell office:value-type="string">
            <text:p>Tina Ferrara</text:p>
          </table:table-cell>
        </table:table-row>
        <table:table-row table:style-name="ro1">
          <table:table-cell office:value-type="string">
            <text:p>FRENCH PROPERTIES LLC</text:p>
          </table:table-cell>
          <table:table-cell office:value-type="string">
            <text:p>French Properties Llc</text:p>
          </table:table-cell>
          <table:table-cell office:value-type="string">
            <text:p>French Properties LLC</text:p>
          </table:table-cell>
        </table:table-row>
        <table:table-row table:style-name="ro1">
          <table:table-cell office:value-type="string">
            <text:p>LORETTA ANNE NIZOLEK</text:p>
          </table:table-cell>
          <table:table-cell office:value-type="string">
            <text:p>Anne Nizolek Loretta</text:p>
          </table:table-cell>
          <table:table-cell office:value-type="string">
            <text:p>Loretta Anne Nizolek</text:p>
          </table:table-cell>
        </table:table-row>
        <table:table-row table:style-name="ro1">
          <table:table-cell office:value-type="string">
            <text:p>VIRGINIA D QUINN</text:p>
          </table:table-cell>
          <table:table-cell office:value-type="string">
            <text:p>Virginia D Quinn</text:p>
          </table:table-cell>
          <table:table-cell office:value-type="string">
            <text:p>Virginia D. Quin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RIC S HEINEKEN</text:p>
          </table:table-cell>
          <table:table-cell office:value-type="string">
            <text:p>Eric S Heineken</text:p>
          </table:table-cell>
          <table:table-cell office:value-type="string">
            <text:p>Eric S. Heineken</text:p>
          </table:table-cell>
        </table:table-row>
        <table:table-row table:style-name="ro1">
          <table:table-cell office:value-type="string">
            <text:p>LAURA BELAIR||CHRISTOPHER BELAIR</text:p>
          </table:table-cell>
          <table:table-cell office:value-type="string">
            <text:p>Belair Laura and Belair Christopher</text:p>
          </table:table-cell>
          <table:table-cell office:value-type="string">
            <text:p>Laura and Christopher Belair</text:p>
          </table:table-cell>
        </table:table-row>
        <table:table-row table:style-name="ro1">
          <table:table-cell office:value-type="string">
            <text:p>J RICHARD MCLACHLAN EST OF</text:p>
          </table:table-cell>
          <table:table-cell office:value-type="string">
            <text:p>McLachlan J Richard (Estate)</text:p>
          </table:table-cell>
          <table:table-cell office:value-type="string">
            <text:p>J Richard McLachlan Est of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INDA R HALLINAN||LAWRENCE A MENDELSON</text:p>
          </table:table-cell>
          <table:table-cell office:value-type="string">
            <text:p>Linda R Hallinan and Lawrence A Mendelson</text:p>
          </table:table-cell>
          <table:table-cell office:value-type="string">
            <text:p>Linda R. Hallinan and Lawrence A. Mendelson</text:p>
          </table:table-cell>
        </table:table-row>
        <table:table-row table:style-name="ro1">
          <table:table-cell office:value-type="string">
            <text:p>ANNA FIGLIOLA||PATSY J FIGLIOLA</text:p>
          </table:table-cell>
          <table:table-cell office:value-type="string">
            <text:p>Figliola Anna and Patsy J Figliola</text:p>
          </table:table-cell>
          <table:table-cell office:value-type="string">
            <text:p>Anna and Patsy J. Figliola</text:p>
          </table:table-cell>
        </table:table-row>
        <table:table-row table:style-name="ro1">
          <table:table-cell office:value-type="string">
            <text:p>CENDANT MOBILITY FINANCIAL CORP</text:p>
          </table:table-cell>
          <table:table-cell office:value-type="string">
            <text:p>Cendant Mobility Financial Corp</text:p>
          </table:table-cell>
          <table:table-cell office:value-type="string">
            <text:p>Cendant Mobility Financial Corp.</text:p>
          </table:table-cell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HOMAS KURKCU</text:p>
          </table:table-cell>
          <table:table-cell office:value-type="string">
            <text:p>Kurkcu Thomas</text:p>
          </table:table-cell>
          <table:table-cell office:value-type="string">
            <text:p>Thomas Kurkcu</text:p>
          </table:table-cell>
        </table:table-row>
        <table:table-row table:style-name="ro1">
          <table:table-cell office:value-type="string">
            <text:p>EILEEN LARSEN</text:p>
          </table:table-cell>
          <table:table-cell office:value-type="string">
            <text:p>Larsen Eileen</text:p>
          </table:table-cell>
          <table:table-cell office:value-type="string">
            <text:p>Eileen Larsen</text:p>
          </table:table-cell>
        </table:table-row>
        <table:table-row table:style-name="ro1">
          <table:table-cell office:value-type="string">
            <text:p>CHRISTINA SCHEFKIND QUALIFIED PERSONAL RESIDENCE TRUST||CHRISTINA SCHEFKIND||CHRISTINA SCHEFKIND TR</text:p>
          </table:table-cell>
          <table:table-cell office:value-type="string">
            <text:p>Schefkind Qualified Personal Residence Christina (Trust), Schefkind Christina and Schefkind Christina (Trust)</text:p>
          </table:table-cell>
          <table:table-cell office:value-type="string">
            <text:p>Christina Schefkind Qualified Personal Residence (trust) and Christina Schefkind (trust)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ALVATORE DIMARTINO</text:p>
          </table:table-cell>
          <table:table-cell office:value-type="string">
            <text:p>Dimartino Salvatore</text:p>
          </table:table-cell>
          <table:table-cell office:value-type="string">
            <text:p>Salvatore Dimartino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G ZERANSKI||NADINE PERRY ZERANSKI</text:p>
          </table:table-cell>
          <table:table-cell office:value-type="string">
            <text:p>James G Zeranski and Perry Zeranski Nadine</text:p>
          </table:table-cell>
          <table:table-cell office:value-type="string">
            <text:p>James G. and Nadine Perry Zeranski</text:p>
          </table:table-cell>
        </table:table-row>
        <table:table-row table:style-name="ro1">
          <table:table-cell office:value-type="string">
            <text:p>J PETER WILSON||JOANNE WILSON</text:p>
          </table:table-cell>
          <table:table-cell office:value-type="string">
            <text:p>Wilson J Peter and Wilson Joanne</text:p>
          </table:table-cell>
          <table:table-cell office:value-type="string">
            <text:p>J. Peter and Joanne Wilso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G WOZNICK||MARGARET FITZGERALD WOZNICK</text:p>
          </table:table-cell>
          <table:table-cell office:value-type="string">
            <text:p>James G Woznick and Fitzgerald Woznick Margaret</text:p>
          </table:table-cell>
          <table:table-cell office:value-type="string">
            <text:p>James G. and Margaret Fitzgerald Woznick</text:p>
          </table:table-cell>
        </table:table-row>
        <table:table-row table:style-name="ro1">
          <table:table-cell office:value-type="string">
            <text:p>ALLAN L FIOREY||SUZANNE FIOREY</text:p>
          </table:table-cell>
          <table:table-cell office:value-type="string">
            <text:p>Allan L Fiorey and Fiorey Suzanne</text:p>
          </table:table-cell>
          <table:table-cell office:value-type="string">
            <text:p>Allan L. and Suzanne Fiore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REGORY J KELLER||JANE L KELLER</text:p>
          </table:table-cell>
          <table:table-cell office:value-type="string">
            <text:p>Gregory J Keller and Jane L Keller</text:p>
          </table:table-cell>
          <table:table-cell office:value-type="string">
            <text:p>Gregory J. and Jane L. Kelle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ILL M LEBLANC||ROBERT M LEBLANC</text:p>
          </table:table-cell>
          <table:table-cell office:value-type="string">
            <text:p>Jill M Leblanc and Robert M Leblanc</text:p>
          </table:table-cell>
          <table:table-cell office:value-type="string">
            <text:p>Jill M. and Robert M. Leblanc</text:p>
          </table:table-cell>
        </table:table-row>
        <table:table-row table:style-name="ro1">
          <table:table-cell office:value-type="string">
            <text:p>JOHN ALBANO||EDWARD J GAYDOS</text:p>
          </table:table-cell>
          <table:table-cell office:value-type="string">
            <text:p>Albano John and Edward J Gaydos</text:p>
          </table:table-cell>
          <table:table-cell office:value-type="string">
            <text:p>John Albano and Edward J. Gaydo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HILLIPS, VICKIE MARIE EST OF</text:p>
          </table:table-cell>
          <table:table-cell office:value-type="string">
            <text:p>Vickie Marie Phillips (Estate)</text:p>
          </table:table-cell>
          <table:table-cell office:value-type="string">
            <text:p>Phillips, Vickie Marie Est of</text:p>
          </table:table-cell>
        </table:table-row>
        <table:table-row table:style-name="ro1">
          <table:table-cell office:value-type="string">
            <text:p>WARD, MARY A TR WARD, ROBERT JAMES WARD, RICHELLE E</text:p>
          </table:table-cell>
          <table:table-cell office:value-type="string">
            <text:p>Mary A Tr Ward, Robert James Ward, Richelle E Ward</text:p>
          </table:table-cell>
          <table:table-cell office:value-type="string">
            <text:p>Ward, Mary A. Ward, Robert James Ward, Richelle E. (trust)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HIRLEY ANN JOHNSON</text:p>
          </table:table-cell>
          <table:table-cell office:value-type="string">
            <text:p>Ann Johnson Shirley</text:p>
          </table:table-cell>
          <table:table-cell office:value-type="string">
            <text:p>Shirley Ann Johnson</text:p>
          </table:table-cell>
        </table:table-row>
        <table:table-row table:style-name="ro1">
          <table:table-cell office:value-type="string">
            <text:p>Carlos Aponte</text:p>
          </table:table-cell>
          <table:table-cell office:value-type="string">
            <text:p>Aponte Carlos</text:p>
          </table:table-cell>
          <table:table-cell office:value-type="string">
            <text:p>Carlos Aponte</text:p>
          </table:table-cell>
        </table:table-row>
        <table:table-row table:style-name="ro1">
          <table:table-cell office:value-type="string">
            <text:p>DENNIS P CATINO||SUSAN J CATINO</text:p>
          </table:table-cell>
          <table:table-cell office:value-type="string">
            <text:p>Dennis P Catino and Susan J Catino</text:p>
          </table:table-cell>
          <table:table-cell office:value-type="string">
            <text:p>Dennis P. and Susan J. Catino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HRISTOPHER J MORELAND||GEORGIANNA C MORELAND</text:p>
          </table:table-cell>
          <table:table-cell office:value-type="string">
            <text:p>Christopher J Moreland and Georgianna C Moreland</text:p>
          </table:table-cell>
          <table:table-cell office:value-type="string">
            <text:p>Christopher J. and Georgianna C. Moreland</text:p>
          </table:table-cell>
        </table:table-row>
        <table:table-row table:style-name="ro1">
          <table:table-cell office:value-type="string">
            <text:p>JAMES N MINER</text:p>
          </table:table-cell>
          <table:table-cell office:value-type="string">
            <text:p>James N Miner</text:p>
          </table:table-cell>
          <table:table-cell office:value-type="string">
            <text:p>James N. Miner</text:p>
          </table:table-cell>
        </table:table-row>
        <table:table-row table:style-name="ro1">
          <table:table-cell office:value-type="string">
            <text:p>KATHLEEN E MAHONEY</text:p>
          </table:table-cell>
          <table:table-cell office:value-type="string">
            <text:p>Kathleen E Mahoney</text:p>
          </table:table-cell>
          <table:table-cell office:value-type="string">
            <text:p>Kathleen E. Mahoney</text:p>
          </table:table-cell>
        </table:table-row>
        <table:table-row table:style-name="ro1">
          <table:table-cell office:value-type="string">
            <text:p>ANN S STERN REVOCABLE TRUST||BRUCE E STERN CO TR||EILEEN C STERN CO TR</text:p>
          </table:table-cell>
          <table:table-cell office:value-type="string">
            <text:p>Ann S Stern (Revocable Trust), Bruce E Stern Co (Trust) and Eileen C Stern Co (Trust)</text:p>
          </table:table-cell>
          <table:table-cell office:value-type="string">
            <text:p>Ann S. Stern Revocable Trust, Bruce E. Stern Co. (trust) and Eileen C. Stern Co. (trust)</text:p>
          </table:table-cell>
        </table:table-row>
        <table:table-row table:style-name="ro1">
          <table:table-cell office:value-type="string">
            <text:p>STEPHEN PAPROSKI</text:p>
          </table:table-cell>
          <table:table-cell office:value-type="string">
            <text:p>Paproski Stephen</text:p>
          </table:table-cell>
          <table:table-cell office:value-type="string">
            <text:p>Stephen Paproski</text:p>
          </table:table-cell>
        </table:table-row>
        <table:table-row table:style-name="ro1">
          <table:table-cell office:value-type="string">
            <text:p>JOHN D SKEWIS||ELAINE M SKEWIS</text:p>
          </table:table-cell>
          <table:table-cell office:value-type="string">
            <text:p>John D Skewis and Elaine M Skewis</text:p>
          </table:table-cell>
          <table:table-cell office:value-type="string">
            <text:p>John D. and Elaine M. Skewis</text:p>
          </table:table-cell>
        </table:table-row>
        <table:table-row table:style-name="ro1">
          <table:table-cell office:value-type="string">
            <text:p>CAROLINE J FRATE</text:p>
          </table:table-cell>
          <table:table-cell office:value-type="string">
            <text:p>Caroline J Frate</text:p>
          </table:table-cell>
          <table:table-cell office:value-type="string">
            <text:p>Caroline J. Frate</text:p>
          </table:table-cell>
        </table:table-row>
        <table:table-row table:style-name="ro1">
          <table:table-cell office:value-type="string">
            <text:p>JULIE MACRI NKA||JULIE MACRI RALSTON</text:p>
          </table:table-cell>
          <table:table-cell office:value-type="string">
            <text:p>Macri Nka Julie and Macri Ralston Julie</text:p>
          </table:table-cell>
          <table:table-cell office:value-type="string">
            <text:p>Julie MacRi Nka and Julie MacRi Ralston</text:p>
          </table:table-cell>
        </table:table-row>
        <table:table-row table:style-name="ro1">
          <table:table-cell office:value-type="string">
            <text:p>ANDREW B GLASCOFF</text:p>
          </table:table-cell>
          <table:table-cell office:value-type="string">
            <text:p>Andrew B Glascoff</text:p>
          </table:table-cell>
          <table:table-cell office:value-type="string">
            <text:p>Andrew B. Glascoff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DELE I BROOK</text:p>
          </table:table-cell>
          <table:table-cell office:value-type="string">
            <text:p>Adele I Brook</text:p>
          </table:table-cell>
          <table:table-cell office:value-type="string">
            <text:p>Adele I. Brook</text:p>
          </table:table-cell>
        </table:table-row>
        <table:table-row table:style-name="ro1">
          <table:table-cell office:value-type="string">
            <text:p>SCHRIJVER FAMILY LTD PRTSHP||ROBERT W SCHRIJVER GEN PRT</text:p>
          </table:table-cell>
          <table:table-cell office:value-type="string">
            <text:p>Schrijver (Family Trust) and W Schrijver Gen Prt Robert</text:p>
          </table:table-cell>
          <table:table-cell office:value-type="string">
            <text:p>Schrijver Family Ltd Prtshp and Robert W. Schrijver Gen Pr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eremy J. Cordova</text:p>
          </table:table-cell>
          <table:table-cell office:value-type="string">
            <text:p>Jeremy J Cordova</text:p>
          </table:table-cell>
          <table:table-cell office:value-type="string">
            <text:p>Jeremy J. Cordova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UL DUERR||REBECCA PAGONIS-DUERR</text:p>
          </table:table-cell>
          <table:table-cell office:value-type="string">
            <text:p>Duerr Paul and Pagonis-Duerr Rebecca</text:p>
          </table:table-cell>
          <table:table-cell office:value-type="string">
            <text:p>Paul Duerr and Rebecca Pagonis-Duerr</text:p>
          </table:table-cell>
        </table:table-row>
        <table:table-row table:style-name="ro1">
          <table:table-cell office:value-type="string">
            <text:p>JUDITH D KAUFMAN EST OF</text:p>
          </table:table-cell>
          <table:table-cell office:value-type="string">
            <text:p>Judith D Kaufman (Estate)</text:p>
          </table:table-cell>
          <table:table-cell office:value-type="string">
            <text:p>Judith D Kaufman Est of</text:p>
          </table:table-cell>
        </table:table-row>
        <table:table-row table:style-name="ro1">
          <table:table-cell office:value-type="string">
            <text:p>JOAN C KING||ROBERT A KING</text:p>
          </table:table-cell>
          <table:table-cell office:value-type="string">
            <text:p>Joan C King and Robert A King</text:p>
          </table:table-cell>
          <table:table-cell office:value-type="string">
            <text:p>Joan C. and Robert A. King</text:p>
          </table:table-cell>
        </table:table-row>
        <table:table-row table:style-name="ro1">
          <table:table-cell office:value-type="string">
            <text:p>DONALD J MILLER</text:p>
          </table:table-cell>
          <table:table-cell office:value-type="string">
            <text:p>Donald J Miller</text:p>
          </table:table-cell>
          <table:table-cell office:value-type="string">
            <text:p>Donald J. Miller</text:p>
          </table:table-cell>
        </table:table-row>
        <table:table-row table:style-name="ro1">
          <table:table-cell office:value-type="string">
            <text:p>JONATHAN LAWRENCE</text:p>
          </table:table-cell>
          <table:table-cell office:value-type="string">
            <text:p>Lawrence Jonathan</text:p>
          </table:table-cell>
          <table:table-cell office:value-type="string">
            <text:p>Jonathan Lawrence</text:p>
          </table:table-cell>
        </table:table-row>
        <table:table-row table:style-name="ro1">
          <table:table-cell office:value-type="string">
            <text:p>SCOTT BRIODY</text:p>
          </table:table-cell>
          <table:table-cell office:value-type="string">
            <text:p>Briody Scott</text:p>
          </table:table-cell>
          <table:table-cell office:value-type="string">
            <text:p>Scott Briody</text:p>
          </table:table-cell>
        </table:table-row>
        <table:table-row table:style-name="ro1">
          <table:table-cell office:value-type="string">
            <text:p>CHERYL ANN RIZZARDI</text:p>
          </table:table-cell>
          <table:table-cell office:value-type="string">
            <text:p>Ann Rizzardi Cheryl</text:p>
          </table:table-cell>
          <table:table-cell office:value-type="string">
            <text:p>Cheryl Ann Rizzardi</text:p>
          </table:table-cell>
        </table:table-row>
        <table:table-row table:style-name="ro1">
          <table:table-cell office:value-type="string">
            <text:p>SAMAHA LLC</text:p>
          </table:table-cell>
          <table:table-cell office:value-type="string">
            <text:p>Samaha Llc</text:p>
          </table:table-cell>
          <table:table-cell office:value-type="string">
            <text:p>Samaha LLC</text:p>
          </table:table-cell>
        </table:table-row>
        <table:table-row table:style-name="ro1">
          <table:table-cell office:value-type="string">
            <text:p>NANCY KOKOSKI</text:p>
          </table:table-cell>
          <table:table-cell office:value-type="string">
            <text:p>Kokoski Nancy</text:p>
          </table:table-cell>
          <table:table-cell office:value-type="string">
            <text:p>Nancy Kokoski</text:p>
          </table:table-cell>
        </table:table-row>
        <table:table-row table:style-name="ro1">
          <table:table-cell office:value-type="string">
            <text:p>JOSEPH J DONOVAN||DOROTHY DONOVAN</text:p>
          </table:table-cell>
          <table:table-cell office:value-type="string">
            <text:p>Joseph J Donovan and Donovan Dorothy</text:p>
          </table:table-cell>
          <table:table-cell office:value-type="string">
            <text:p>Joseph J. and Dorothy Donovan</text:p>
          </table:table-cell>
        </table:table-row>
        <table:table-row table:style-name="ro1"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</table:table-row>
        <table:table-row table:style-name="ro1">
          <table:table-cell office:value-type="string">
            <text:p>MICHAEL CIOFFOLETTI</text:p>
          </table:table-cell>
          <table:table-cell office:value-type="string">
            <text:p>Cioffoletti Michael</text:p>
          </table:table-cell>
          <table:table-cell office:value-type="string">
            <text:p>Michael Cioffoletti</text:p>
          </table:table-cell>
        </table:table-row>
        <table:table-row table:style-name="ro1">
          <table:table-cell office:value-type="string">
            <text:p>MICHELL C TSCHANTZ</text:p>
          </table:table-cell>
          <table:table-cell office:value-type="string">
            <text:p>Michell C Tschantz</text:p>
          </table:table-cell>
          <table:table-cell office:value-type="string">
            <text:p>Michell C. Tschantz</text:p>
          </table:table-cell>
        </table:table-row>
        <table:table-row table:style-name="ro1">
          <table:table-cell office:value-type="string">
            <text:p>HEATHER S RODRIGUEZ</text:p>
          </table:table-cell>
          <table:table-cell office:value-type="string">
            <text:p>Heather S Rodriguez</text:p>
          </table:table-cell>
          <table:table-cell office:value-type="string">
            <text:p>Heather S. Rodriguez</text:p>
          </table:table-cell>
        </table:table-row>
        <table:table-row table:style-name="ro1">
          <table:table-cell office:value-type="string">
            <text:p>PATRICK E RUDDY||PATRICIA B RUDDY</text:p>
          </table:table-cell>
          <table:table-cell office:value-type="string">
            <text:p>Patrick E Ruddy and Patricia B Ruddy</text:p>
          </table:table-cell>
          <table:table-cell office:value-type="string">
            <text:p>Patrick E. and Patricia B. Ruddy</text:p>
          </table:table-cell>
        </table:table-row>
        <table:table-row table:style-name="ro1">
          <table:table-cell office:value-type="string">
            <text:p>NEAL PERCHUK</text:p>
          </table:table-cell>
          <table:table-cell office:value-type="string">
            <text:p>Perchuk Neal</text:p>
          </table:table-cell>
          <table:table-cell office:value-type="string">
            <text:p>Neal Perchuk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YNDON D THOMAS</text:p>
          </table:table-cell>
          <table:table-cell office:value-type="string">
            <text:p>Lyndon D Thomas</text:p>
          </table:table-cell>
          <table:table-cell office:value-type="string">
            <text:p>Lyndon D. Thomas</text:p>
          </table:table-cell>
        </table:table-row>
        <table:table-row table:style-name="ro1">
          <table:table-cell office:value-type="string">
            <text:p>PAUL A MICHAUD||JOAN M MICHAUD</text:p>
          </table:table-cell>
          <table:table-cell office:value-type="string">
            <text:p>Paul A Michaud and Joan M Michaud</text:p>
          </table:table-cell>
          <table:table-cell office:value-type="string">
            <text:p>Paul A. and Joan M. Michaud</text:p>
          </table:table-cell>
        </table:table-row>
        <table:table-row table:style-name="ro1">
          <table:table-cell office:value-type="string">
            <text:p>C C E LLC</text:p>
          </table:table-cell>
          <table:table-cell office:value-type="string">
            <text:p>C C E Llc</text:p>
          </table:table-cell>
          <table:table-cell office:value-type="string">
            <text:p>C C E LLC</text:p>
          </table:table-cell>
        </table:table-row>
        <table:table-row table:style-name="ro1">
          <table:table-cell office:value-type="string">
            <text:p>DEAN E DORMAN||MARY BETH DORMAN</text:p>
          </table:table-cell>
          <table:table-cell office:value-type="string">
            <text:p>Dean E Dorman and Beth Dorman Mary</text:p>
          </table:table-cell>
          <table:table-cell office:value-type="string">
            <text:p>Dean E. and Mary Beth Dorman</text:p>
          </table:table-cell>
        </table:table-row>
        <table:table-row table:style-name="ro1">
          <table:table-cell office:value-type="string">
            <text:p>CHRISTOPHER J MUSCOLINO ET AL||NEWTOWN SAV BK||T D BK NA FKA||T D BANKNORTH NA||JOSEPH A MUSCOLINO||DANIELLE R MUSCOLINO</text:p>
          </table:table-cell>
          <table:table-cell office:value-type="string">
            <text:p>Christopher J Muscolino (and Others), Newtown Savings Bank, T D Bk Na, T D Banknorth Na, Joseph A Muscolino and Danielle R Muscolino</text:p>
          </table:table-cell>
          <table:table-cell office:value-type="string">
            <text:p>Christopher J. Muscolino Et Al, Newtown Sav Bank, T D Bank Na Fka, T D Banknorth NA and Joseph A. and Danielle R. Muscolino</text:p>
          </table:table-cell>
        </table:table-row>
        <table:table-row table:style-name="ro1">
          <table:table-cell office:value-type="string">
            <text:p>PAMALA SUSAN DAVIS</text:p>
          </table:table-cell>
          <table:table-cell office:value-type="string">
            <text:p>Susan Davis Pamala</text:p>
          </table:table-cell>
          <table:table-cell office:value-type="string">
            <text:p>Pamala Susan Davi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DARE INVESTMENTS LLC</text:p>
          </table:table-cell>
          <table:table-cell office:value-type="string">
            <text:p>Adare Investments Llc</text:p>
          </table:table-cell>
          <table:table-cell office:value-type="string">
            <text:p>Adare Investments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N MINER</text:p>
          </table:table-cell>
          <table:table-cell office:value-type="string">
            <text:p>James N Miner</text:p>
          </table:table-cell>
          <table:table-cell office:value-type="string">
            <text:p>James N. Miner</text:p>
          </table:table-cell>
        </table:table-row>
        <table:table-row table:style-name="ro1">
          <table:table-cell office:value-type="string">
            <text:p>KEVIN NASH||WINIFRED UNA NASH</text:p>
          </table:table-cell>
          <table:table-cell office:value-type="string">
            <text:p>Nash Kevin and Una Nash Winifred</text:p>
          </table:table-cell>
          <table:table-cell office:value-type="string">
            <text:p>Kevin and Winifred Una Nash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ank of New York</text:p>
          </table:table-cell>
          <table:table-cell office:value-type="string">
            <text:p>Bank Of New York</text:p>
          </table:table-cell>
          <table:table-cell office:value-type="string">
            <text:p>Bank of New York</text:p>
          </table:table-cell>
        </table:table-row>
        <table:table-row table:style-name="ro1">
          <table:table-cell office:value-type="string">
            <text:p>VINCENT T BURNS III||SHARON ANN BURNS</text:p>
          </table:table-cell>
          <table:table-cell office:value-type="string">
            <text:p>Vincent T Burns III and Ann Burns Sharon</text:p>
          </table:table-cell>
          <table:table-cell office:value-type="string">
            <text:p>Vincent T Burns III and Sharon Ann Burns</text:p>
          </table:table-cell>
        </table:table-row>
        <table:table-row table:style-name="ro1"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office:value-type="string">
            <text:p>Newtown Town of</text:p>
          </table:table-cell>
        </table:table-row>
        <table:table-row table:style-name="ro1">
          <table:table-cell office:value-type="string">
            <text:p>GEORGE GAYLORD III||KATHLEEN GAYLORD</text:p>
          </table:table-cell>
          <table:table-cell office:value-type="string">
            <text:p>Gaylord George III and Gaylord Kathleen</text:p>
          </table:table-cell>
          <table:table-cell office:value-type="string">
            <text:p>George Gaylord III and Kathleen Gaylord</text:p>
          </table:table-cell>
        </table:table-row>
        <table:table-row table:style-name="ro1">
          <table:table-cell office:value-type="string">
            <text:p>THOMAS A SAMPERI</text:p>
          </table:table-cell>
          <table:table-cell office:value-type="string">
            <text:p>Thomas A Samperi</text:p>
          </table:table-cell>
          <table:table-cell office:value-type="string">
            <text:p>Thomas A. Samperi</text:p>
          </table:table-cell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EORGE MARNELAKIS</text:p>
          </table:table-cell>
          <table:table-cell office:value-type="string">
            <text:p>Marnelakis George</text:p>
          </table:table-cell>
          <table:table-cell office:value-type="string">
            <text:p>George Marnelakis</text:p>
          </table:table-cell>
        </table:table-row>
        <table:table-row table:style-name="ro1">
          <table:table-cell office:value-type="string">
            <text:p>INGRID A DEANGELIS AKA||INGRID M DEANGELIS FKA||MATTHEW A DEANGELIS||ANGRID A MCFARLANE</text:p>
          </table:table-cell>
          <table:table-cell office:value-type="string">
            <text:p>Also known as Ingrid A Deangelis, Ingrid M Deangelis, Matthew A Deangelis and Angrid A McFarlane</text:p>
          </table:table-cell>
          <table:table-cell office:value-type="string">
            <text:p>Ingrid A. Deangelis Aka, Ingrid M. Deangelis Fka, Matthew A. Deangelis and Angrid A. McFarlan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ATHERINE A SCHEUNEMANN</text:p>
          </table:table-cell>
          <table:table-cell office:value-type="string">
            <text:p>Katherine A Scheunemann</text:p>
          </table:table-cell>
          <table:table-cell office:value-type="string">
            <text:p>Katherine A. Scheunemann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ORI A LASK</text:p>
          </table:table-cell>
          <table:table-cell office:value-type="string">
            <text:p>Lori A Lask</text:p>
          </table:table-cell>
          <table:table-cell office:value-type="string">
            <text:p>Lori A. Lask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DWARD R HEWITT</text:p>
          </table:table-cell>
          <table:table-cell office:value-type="string">
            <text:p>Edward R Hewitt</text:p>
          </table:table-cell>
          <table:table-cell office:value-type="string">
            <text:p>Edward R. Hewit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RNOLD MILLER||SHERRIE D MILLER</text:p>
          </table:table-cell>
          <table:table-cell office:value-type="string">
            <text:p>Miller Arnold and Sherrie D Miller</text:p>
          </table:table-cell>
          <table:table-cell office:value-type="string">
            <text:p>Arnold and Sherrie D. Miller</text:p>
          </table:table-cell>
        </table:table-row>
        <table:table-row table:style-name="ro1">
          <table:table-cell office:value-type="string">
            <text:p>SCOTT T KARNAS||NICOLE KARNAS</text:p>
          </table:table-cell>
          <table:table-cell office:value-type="string">
            <text:p>Scott T Karnas and Karnas Nicole</text:p>
          </table:table-cell>
          <table:table-cell office:value-type="string">
            <text:p>Scott T. and Nicole Karnas</text:p>
          </table:table-cell>
        </table:table-row>
        <table:table-row table:style-name="ro1"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</table:table-row>
        <table:table-row table:style-name="ro1">
          <table:table-cell office:value-type="string">
            <text:p>RAYMOND ANDERSON PROPERTIES LLC</text:p>
          </table:table-cell>
          <table:table-cell office:value-type="string">
            <text:p>Raymond Anderson Properties Llc</text:p>
          </table:table-cell>
          <table:table-cell office:value-type="string">
            <text:p>Raymond Anderson Properties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IMEE M TABOR||BRIAN P TABOR</text:p>
          </table:table-cell>
          <table:table-cell office:value-type="string">
            <text:p>Aimee M Tabor and Brian P Tabor</text:p>
          </table:table-cell>
          <table:table-cell office:value-type="string">
            <text:p>Aimee M. and Brian P. Tabor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ANK OF AMERICA NA</text:p>
          </table:table-cell>
          <table:table-cell office:value-type="string">
            <text:p>Bank Of America Na</text:p>
          </table:table-cell>
          <table:table-cell office:value-type="string">
            <text:p>Bank of America NA</text:p>
          </table:table-cell>
        </table:table-row>
        <table:table-row table:style-name="ro1">
          <table:table-cell office:value-type="string">
            <text:p>CATHERINE STRAHAM TR||JOAN E LATHROP TR||JOAN E LATHROP REVOCABLE TRUST</text:p>
          </table:table-cell>
          <table:table-cell office:value-type="string">
            <text:p>Straham Catherine (Trust), Joan E Lathrop (Trust) and Joan E Lathrop (Revocable Trust)</text:p>
          </table:table-cell>
          <table:table-cell office:value-type="string">
            <text:p>Catherine Straham (trust), Joan E. Lathrop (trust) and Joan E. Lathrop Revocable Trust</text:p>
          </table:table-cell>
        </table:table-row>
        <table:table-row table:style-name="ro1">
          <table:table-cell office:value-type="string">
            <text:p>CHRISTOPHER B FISH</text:p>
          </table:table-cell>
          <table:table-cell office:value-type="string">
            <text:p>Christopher B Fish</text:p>
          </table:table-cell>
          <table:table-cell office:value-type="string">
            <text:p>Christopher B. Fish</text:p>
          </table:table-cell>
        </table:table-row>
        <table:table-row table:style-name="ro1">
          <table:table-cell office:value-type="string">
            <text:p>BROMEO Z MORTERA||TRINIDAD P MORTERA</text:p>
          </table:table-cell>
          <table:table-cell office:value-type="string">
            <text:p>Bromeo Z Mortera and Trinidad P Mortera</text:p>
          </table:table-cell>
          <table:table-cell office:value-type="string">
            <text:p>Bromeo Z. and Trinidad P. Mortera</text:p>
          </table:table-cell>
        </table:table-row>
        <table:table-row table:style-name="ro1">
          <table:table-cell office:value-type="string">
            <text:p>ROBERT M SCARBERRY</text:p>
          </table:table-cell>
          <table:table-cell office:value-type="string">
            <text:p>Robert M Scarberry</text:p>
          </table:table-cell>
          <table:table-cell office:value-type="string">
            <text:p>Robert M. Scarberry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USAN B DISPENZA</text:p>
          </table:table-cell>
          <table:table-cell office:value-type="string">
            <text:p>Susan B Dispenza</text:p>
          </table:table-cell>
          <table:table-cell office:value-type="string">
            <text:p>Susan B. Dispenza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ALTER SOLTYSHAK||DIANE SOLTYSHAK</text:p>
          </table:table-cell>
          <table:table-cell office:value-type="string">
            <text:p>Soltyshak Walter and Soltyshak Diane</text:p>
          </table:table-cell>
          <table:table-cell office:value-type="string">
            <text:p>Walter and Diane Soltyshak</text:p>
          </table:table-cell>
        </table:table-row>
        <table:table-row table:style-name="ro1">
          <table:table-cell office:value-type="string">
            <text:p>DAVID S PROCTOR</text:p>
          </table:table-cell>
          <table:table-cell office:value-type="string">
            <text:p>David S Proctor</text:p>
          </table:table-cell>
          <table:table-cell office:value-type="string">
            <text:p>David S. Proctor</text:p>
          </table:table-cell>
        </table:table-row>
        <table:table-row table:style-name="ro1">
          <table:table-cell office:value-type="string">
            <text:p>HAWLEYVILLE HOUSE LLC</text:p>
          </table:table-cell>
          <table:table-cell office:value-type="string">
            <text:p>Hawleyville House Llc</text:p>
          </table:table-cell>
          <table:table-cell office:value-type="string">
            <text:p>Hawleyville House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NET F HAAG</text:p>
          </table:table-cell>
          <table:table-cell office:value-type="string">
            <text:p>Janet F Haag</text:p>
          </table:table-cell>
          <table:table-cell office:value-type="string">
            <text:p>Janet F. Haag</text:p>
          </table:table-cell>
        </table:table-row>
        <table:table-row table:style-name="ro1">
          <table:table-cell office:value-type="string">
            <text:p>AMANDA R POTTER||WILLIAM A POTTER</text:p>
          </table:table-cell>
          <table:table-cell office:value-type="string">
            <text:p>Amanda R Potter and William A Potter</text:p>
          </table:table-cell>
          <table:table-cell office:value-type="string">
            <text:p>Amanda R. and William A. Potter</text:p>
          </table:table-cell>
        </table:table-row>
        <table:table-row table:style-name="ro1">
          <table:table-cell office:value-type="string">
            <text:p>JOHN L PAULIN</text:p>
          </table:table-cell>
          <table:table-cell office:value-type="string">
            <text:p>John L Paulin</text:p>
          </table:table-cell>
          <table:table-cell office:value-type="string">
            <text:p>John L. Paulin</text:p>
          </table:table-cell>
        </table:table-row>
        <table:table-row table:style-name="ro1">
          <table:table-cell office:value-type="string">
            <text:p>KAREN DAUBERT</text:p>
          </table:table-cell>
          <table:table-cell office:value-type="string">
            <text:p>Daubert Karen</text:p>
          </table:table-cell>
          <table:table-cell office:value-type="string">
            <text:p>Karen Dauber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HELAN HOMES LLC</text:p>
          </table:table-cell>
          <table:table-cell office:value-type="string">
            <text:p>Whelan Homes Llc</text:p>
          </table:table-cell>
          <table:table-cell office:value-type="string">
            <text:p>Whelan Homes LLC</text:p>
          </table:table-cell>
        </table:table-row>
        <table:table-row table:style-name="ro1">
          <table:table-cell office:value-type="string">
            <text:p>ROBERT JOHN FOLLETT||SUSAN LYNCH FOLLETT</text:p>
          </table:table-cell>
          <table:table-cell office:value-type="string">
            <text:p>John Follett Robert and Lynch Follett Susan</text:p>
          </table:table-cell>
          <table:table-cell office:value-type="string">
            <text:p>Robert John and Susan Lynch Follett</text:p>
          </table:table-cell>
        </table:table-row>
        <table:table-row table:style-name="ro1">
          <table:table-cell office:value-type="string">
            <text:p>KATHLEEN COLANGELO</text:p>
          </table:table-cell>
          <table:table-cell office:value-type="string">
            <text:p>Colangelo Kathleen</text:p>
          </table:table-cell>
          <table:table-cell office:value-type="string">
            <text:p>Kathleen Colangelo</text:p>
          </table:table-cell>
        </table:table-row>
        <table:table-row table:style-name="ro1">
          <table:table-cell office:value-type="string">
            <text:p>MADELEINE F BAJRACHARYA||RUPAK BAJRACHARYA</text:p>
          </table:table-cell>
          <table:table-cell office:value-type="string">
            <text:p>Madeleine F Bajracharya and Bajracharya Rupak</text:p>
          </table:table-cell>
          <table:table-cell office:value-type="string">
            <text:p>Madeleine F. and Rupak Bajracharya</text:p>
          </table:table-cell>
        </table:table-row>
        <table:table-row table:style-name="ro1">
          <table:table-cell office:value-type="string">
            <text:p>BARBARA M URBAN||STANLEY P URBAN</text:p>
          </table:table-cell>
          <table:table-cell office:value-type="string">
            <text:p>Barbara M Urban and Stanley P Urban</text:p>
          </table:table-cell>
          <table:table-cell office:value-type="string">
            <text:p>Barbara M. and Stanley P. Urban</text:p>
          </table:table-cell>
        </table:table-row>
        <table:table-row table:style-name="ro1">
          <table:table-cell office:value-type="string">
            <text:p>ROBERT M SOMOSKOVEC ET AL</text:p>
          </table:table-cell>
          <table:table-cell office:value-type="string">
            <text:p>Robert M Somoskovec (and Others)</text:p>
          </table:table-cell>
          <table:table-cell office:value-type="string">
            <text:p>Robert M. Somoskovec Et Al</text:p>
          </table:table-cell>
        </table:table-row>
        <table:table-row table:style-name="ro1">
          <table:table-cell office:value-type="string">
            <text:p>SHIRLEY B HARTLETT</text:p>
          </table:table-cell>
          <table:table-cell office:value-type="string">
            <text:p>Shirley B Hartlett</text:p>
          </table:table-cell>
          <table:table-cell office:value-type="string">
            <text:p>Shirley B. Hartlett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EVIN C FOTI||REGINA M FOTI</text:p>
          </table:table-cell>
          <table:table-cell office:value-type="string">
            <text:p>Kevin C Foti and Regina M Foti</text:p>
          </table:table-cell>
          <table:table-cell office:value-type="string">
            <text:p>Kevin C. and Regina M. Foti</text:p>
          </table:table-cell>
        </table:table-row>
        <table:table-row table:style-name="ro1">
          <table:table-cell office:value-type="string">
            <text:p>KATHLEEN F BISCHOFF EXEC||ROSE M FRIEND</text:p>
          </table:table-cell>
          <table:table-cell office:value-type="string">
            <text:p>F Bischoff Exec Kathleen and Rose M Friend</text:p>
          </table:table-cell>
          <table:table-cell office:value-type="string">
            <text:p>Kathleen F. Bischoff Exec and Rose M. Friend</text:p>
          </table:table-cell>
        </table:table-row>
        <table:table-row table:style-name="ro1">
          <table:table-cell office:value-type="string">
            <text:p>WILLIAM F MCCLURE JR||ELAINE R MCCLURE</text:p>
          </table:table-cell>
          <table:table-cell office:value-type="string">
            <text:p>William F McClure Jr and Elaine R McClure</text:p>
          </table:table-cell>
          <table:table-cell office:value-type="string">
            <text:p>William F. McClure Jr. and Elaine R. McClure</text:p>
          </table:table-cell>
        </table:table-row>
        <table:table-row table:style-name="ro1">
          <table:table-cell office:value-type="string">
            <text:p>TOLL CT II LTD PRTSHP||TOLL LAND CORP NO 20 GEN PRT</text:p>
          </table:table-cell>
          <table:table-cell office:value-type="string">
            <text:p>Toll Ct Ltd Prtshp II and Toll Land Corp No 20 Gen Prt</text:p>
          </table:table-cell>
          <table:table-cell office:value-type="string">
            <text:p>Toll Ct Ltd Prtshp II and Toll Land Corp. No 20 Gen Prt</text:p>
          </table:table-cell>
        </table:table-row>
        <table:table-row table:style-name="ro1">
          <table:table-cell office:value-type="string">
            <text:p>AMERICAN INTERNATL RELOCATION SOLUTIONS LLC</text:p>
          </table:table-cell>
          <table:table-cell office:value-type="string">
            <text:p>American Internatl Relocation Solutions Llc</text:p>
          </table:table-cell>
          <table:table-cell office:value-type="string">
            <text:p>American Internatl Relocation Solutions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OLD HARBOR FINE HOMES INC</text:p>
          </table:table-cell>
          <table:table-cell office:value-type="string">
            <text:p>Old Harbor Fine Homes Inc</text:p>
          </table:table-cell>
          <table:table-cell office:value-type="string">
            <text:p>Old Harbor Fine Homes Inc.</text:p>
          </table:table-cell>
        </table:table-row>
        <table:table-row table:style-name="ro1">
          <table:table-cell office:value-type="string">
            <text:p>CHARLES J MAUTE JR||LUANN C MAUTE</text:p>
          </table:table-cell>
          <table:table-cell office:value-type="string">
            <text:p>Charles J Maute Jr and Luann C Maute</text:p>
          </table:table-cell>
          <table:table-cell office:value-type="string">
            <text:p>Charles J. Maute Jr. and Luann C. Maute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HN E CEDOR||MICHAEL W TOBIN</text:p>
          </table:table-cell>
          <table:table-cell office:value-type="string">
            <text:p>John E Cedor and Michael W Tobin</text:p>
          </table:table-cell>
          <table:table-cell office:value-type="string">
            <text:p>John E. Cedor and Michael W. Tobin</text:p>
          </table:table-cell>
        </table:table-row>
        <table:table-row table:style-name="ro1">
          <table:table-cell office:value-type="string">
            <text:p>WAYNE GILBERT</text:p>
          </table:table-cell>
          <table:table-cell office:value-type="string">
            <text:p>Gilbert Wayne</text:p>
          </table:table-cell>
          <table:table-cell office:value-type="string">
            <text:p>Wayne Gilbert</text:p>
          </table:table-cell>
        </table:table-row>
        <table:table-row table:style-name="ro1">
          <table:table-cell office:value-type="string">
            <text:p>SHERRY G MARUSSICH||ROBERT J MARUSSICH</text:p>
          </table:table-cell>
          <table:table-cell office:value-type="string">
            <text:p>Sherry G Marussich and Robert J Marussich</text:p>
          </table:table-cell>
          <table:table-cell office:value-type="string">
            <text:p>Sherry G. and Robert J. Marussich</text:p>
          </table:table-cell>
        </table:table-row>
        <table:table-row table:style-name="ro1">
          <table:table-cell office:value-type="string">
            <text:p>WILLIAM ORTEGA</text:p>
          </table:table-cell>
          <table:table-cell office:value-type="string">
            <text:p>Ortega William</text:p>
          </table:table-cell>
          <table:table-cell office:value-type="string">
            <text:p>William Ortega</text:p>
          </table:table-cell>
        </table:table-row>
        <table:table-row table:style-name="ro1">
          <table:table-cell office:value-type="string">
            <text:p>ROSE A DESIMONE</text:p>
          </table:table-cell>
          <table:table-cell office:value-type="string">
            <text:p>Rose A Desimone</text:p>
          </table:table-cell>
          <table:table-cell office:value-type="string">
            <text:p>Rose A. Desimone</text:p>
          </table:table-cell>
        </table:table-row>
        <table:table-row table:style-name="ro1">
          <table:table-cell office:value-type="string">
            <text:p>CHRISTINE A CORNELIS</text:p>
          </table:table-cell>
          <table:table-cell office:value-type="string">
            <text:p>Christine A Cornelis</text:p>
          </table:table-cell>
          <table:table-cell office:value-type="string">
            <text:p>Christine A. Cornelis</text:p>
          </table:table-cell>
        </table:table-row>
        <table:table-row table:style-name="ro1"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eora Washburn</text:p>
          </table:table-cell>
          <table:table-cell office:value-type="string">
            <text:p>Washburn Leora</text:p>
          </table:table-cell>
          <table:table-cell office:value-type="string">
            <text:p>Leora Washburn</text:p>
          </table:table-cell>
        </table:table-row>
        <table:table-row table:style-name="ro1">
          <table:table-cell office:value-type="string">
            <text:p>W F BROS LLC</text:p>
          </table:table-cell>
          <table:table-cell office:value-type="string">
            <text:p>W F Bros Llc</text:p>
          </table:table-cell>
          <table:table-cell office:value-type="string">
            <text:p>W F Bros. LLC</text:p>
          </table:table-cell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</table:table-row>
        <table:table-row table:style-name="ro1">
          <table:table-cell office:value-type="string">
            <text:p>DANIEL S GIBBS||SUSAN M GIBBS</text:p>
          </table:table-cell>
          <table:table-cell office:value-type="string">
            <text:p>Daniel S Gibbs and Susan M Gibbs</text:p>
          </table:table-cell>
          <table:table-cell office:value-type="string">
            <text:p>Daniel S. and Susan M. Gibbs</text:p>
          </table:table-cell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0:46:22</dc:date>
    <meta:document-statistic meta:table-count="1" meta:cell-count="1194" meta:object-count="0"/>
    <meta:generator>LibreOffice/3.6$Linux_X86_64 LibreOffice_project/360m1$Build-2</meta:generator>
  </office:meta>
</office:document-meta>
</file>